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39cm"/>
    </style:style>
    <style:style style:name="co4" style:family="table-column">
      <style:table-column-properties fo:break-before="auto" style:column-width="14.138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842cm"/>
    </style:style>
    <style:style style:name="co7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3.773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2.258cm"/>
    </style:style>
    <style:style style:name="ro1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75cm" fo:break-before="auto" style:use-optimal-row-height="true"/>
    </style:style>
    <style:style style:name="ro6" style:family="table-row">
      <style:table-row-properties style:row-height="1.127cm" fo:break-before="auto" style:use-optimal-row-height="false"/>
    </style:style>
    <style:style style:name="ro7" style:family="table-row">
      <style:table-row-properties style:row-height="0.601cm" fo:break-before="auto" style:use-optimal-row-height="false"/>
    </style:style>
    <style:style style:name="ro8" style:family="table-row">
      <style:table-row-properties style:row-height="0.626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73cm" fo:break-before="auto" style:use-optimal-row-height="true"/>
    </style:style>
    <style:style style:name="ro13" style:family="table-row">
      <style:table-row-properties style:row-height="0.852cm" fo:break-before="auto" style:use-optimal-row-height="true"/>
    </style:style>
    <style:style style:name="ro15" style:family="table-row">
      <style:table-row-properties style:row-height="1.7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font-name="Aria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ackground-color="#ff3333" fo:wrap-option="wrap" fo:border="0.06pt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6600" fo:wrap-option="wrap" fo:border="0.06pt solid #000000"/>
      <style:text-properties style:font-name="Arial" fo:font-size="10pt" fo:font-style="normal" style:font-size-asian="10pt" style:font-style-asian="normal" style:font-size-complex="10pt" style:font-style-complex="normal"/>
    </style:style>
    <style:style style:name="ce4" style:family="table-cell" style:parent-style-name="Default" style:data-style-name="N100">
      <style:table-cell-properties style:glyph-orientation-vertical="0" fo:background-color="#ff950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transparent" fo:wrap-option="wrap" fo:border="0.06pt solid #000000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able-cell-properties fo:background-color="#eeeeee" fo:wrap-option="wrap" fo:border="0.06pt solid #000000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end" fo:margin-left="0cm"/>
      <style:text-properties style:font-name="Arial"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>
      <style:table-cell-properties fo:background-color="#eeeeee" fo:wrap-option="wrap" fo:border="0.06pt solid #000000"/>
    </style:style>
    <style:style style:name="ce20" style:family="table-cell" style:parent-style-name="Default">
      <style:table-cell-properties fo:background-color="transparent" fo:border="0.06pt solid #000000"/>
    </style:style>
    <style:style style:name="ce21" style:family="table-cell" style:parent-style-name="Default">
      <style:table-cell-properties fo:background-color="#eeeeee" fo:border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>
      <style:table-cell-properties fo:background-color="#ff950e" style:diagonal-bl-tr="none" style:diagonal-tl-br="none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ackground-color="transparent" fo:wrap-option="wrap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rotation-align="none"/>
      <style:paragraph-properties fo:text-align="start" fo:margin-left="0.353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ff950e" fo:wrap-option="wrap"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058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706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058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1.411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.353cm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start" fo:margin-left="0.706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1.411cm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1.058cm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0" style:family="table-cell" style:parent-style-name="Default" style:data-style-name="N37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71" style:family="table-cell" style:parent-style-name="Default" style:data-style-name="N37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3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37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78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9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0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82" style:family="table-cell" style:parent-style-name="Default" style:data-style-name="N37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fo:color="#ff0000" style:font-name="Arial" fo:font-size="10pt" style:font-size-asian="10pt" style:font-size-complex="10pt"/>
    </style:style>
    <style:style style:name="ce83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ff0000"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c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86" style:family="table-cell" style:parent-style-name="Default">
      <style:table-cell-properties fo:background-color="#ff6600" style:text-align-source="fix" style:repeat-content="false" fo:wrap-option="wrap" fo:border="0.06pt solid #000000"/>
      <style:paragraph-properties fo:text-align="center" fo:margin-left="0cm"/>
      <style:text-properties style:font-name="Arial" fo:font-size="10pt" fo:language="de" fo:country="DE" fo:font-style="normal" fo:font-weight="normal" style:font-name-asian="Microsoft YaHei" style:font-size-asian="10pt" style:language-asian="zh" style:country-asian="CN" style:font-style-asian="normal" style:font-weight-asian="normal" style:font-name-complex="Calibri Light" style:font-size-complex="10pt" style:language-complex="hi" style:country-complex="IN" style:font-style-complex="normal" style:font-weight-complex="normal"/>
    </style:style>
    <style:style style:name="ce87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4"/>
      <style:map style:condition="cell-content()=&quot;in Arbeit&quot;" style:apply-style-name="Unbenannt2" style:base-cell-address="Sheet1.F4"/>
      <style:map style:condition="cell-content()=&quot;nicht begonnen&quot;" style:apply-style-name="Unbenannt3" style:base-cell-address="Sheet1.F4"/>
      <style:map style:condition="cell-content()=&quot;existiert&quot;" style:apply-style-name="Unbenannt1" style:base-cell-address="Sheet1.F4"/>
      <style:map style:condition="cell-content()=&quot;Fehler aufgetreten&quot;" style:apply-style-name="Unbenannt4" style:base-cell-address="Sheet1.F4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89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87"/>
      <style:map style:condition="cell-content()=&quot;in Arbeit&quot;" style:apply-style-name="Unbenannt2" style:base-cell-address="Sheet1.F87"/>
      <style:map style:condition="cell-content()=&quot;nicht begonnen&quot;" style:apply-style-name="Unbenannt3" style:base-cell-address="Sheet1.F87"/>
      <style:map style:condition="cell-content()=&quot;existiert&quot;" style:apply-style-name="Unbenannt1" style:base-cell-address="Sheet1.F87"/>
    </style:style>
    <style:style style:name="ce98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99"/>
      <style:map style:condition="cell-content()=&quot;in Arbeit&quot;" style:apply-style-name="Unbenannt2" style:base-cell-address="Sheet1.F99"/>
      <style:map style:condition="cell-content()=&quot;nicht begonnen&quot;" style:apply-style-name="Unbenannt3" style:base-cell-address="Sheet1.F99"/>
      <style:map style:condition="cell-content()=&quot;existiert&quot;" style:apply-style-name="Unbenannt1" style:base-cell-address="Sheet1.F99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10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08"/>
      <style:map style:condition="cell-content()=&quot;in Arbeit&quot;" style:apply-style-name="Unbenannt2" style:base-cell-address="Sheet1.F108"/>
      <style:map style:condition="cell-content()=&quot;nicht begonnen&quot;" style:apply-style-name="Unbenannt3" style:base-cell-address="Sheet1.F108"/>
      <style:map style:condition="cell-content()=&quot;existiert&quot;" style:apply-style-name="Unbenannt1" style:base-cell-address="Sheet1.F108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18"/>
      <style:map style:condition="cell-content()=&quot;in Arbeit&quot;" style:apply-style-name="Unbenannt2" style:base-cell-address="Sheet1.F118"/>
      <style:map style:condition="cell-content()=&quot;nicht begonnen&quot;" style:apply-style-name="Unbenannt3" style:base-cell-address="Sheet1.F118"/>
      <style:map style:condition="cell-content()=&quot;existiert&quot;" style:apply-style-name="Unbenannt1" style:base-cell-address="Sheet1.F118"/>
    </style:style>
    <style:style style:name="ce103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28"/>
      <style:map style:condition="cell-content()=&quot;in Arbeit&quot;" style:apply-style-name="Unbenannt2" style:base-cell-address="Sheet1.F128"/>
      <style:map style:condition="cell-content()=&quot;nicht begonnen&quot;" style:apply-style-name="Unbenannt3" style:base-cell-address="Sheet1.F128"/>
      <style:map style:condition="cell-content()=&quot;existiert&quot;" style:apply-style-name="Unbenannt1" style:base-cell-address="Sheet1.F128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5"/>
      <style:map style:condition="cell-content()=&quot;in Arbeit&quot;" style:apply-style-name="Unbenannt2" style:base-cell-address="Sheet1.F145"/>
      <style:map style:condition="cell-content()=&quot;nicht begonnen&quot;" style:apply-style-name="Unbenannt3" style:base-cell-address="Sheet1.F145"/>
      <style:map style:condition="cell-content()=&quot;existiert&quot;" style:apply-style-name="Unbenannt1" style:base-cell-address="Sheet1.F145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8"/>
      <style:map style:condition="cell-content()=&quot;in Arbeit&quot;" style:apply-style-name="Unbenannt2" style:base-cell-address="Sheet1.F148"/>
      <style:map style:condition="cell-content()=&quot;nicht begonnen&quot;" style:apply-style-name="Unbenannt3" style:base-cell-address="Sheet1.F148"/>
      <style:map style:condition="cell-content()=&quot;existiert&quot;" style:apply-style-name="Unbenannt1" style:base-cell-address="Sheet1.F148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48"/>
      <style:map style:condition="cell-content()=&quot;in Arbeit&quot;" style:apply-style-name="Unbenannt2" style:base-cell-address="Sheet1.F148"/>
      <style:map style:condition="cell-content()=&quot;nicht begonnen&quot;" style:apply-style-name="Unbenannt3" style:base-cell-address="Sheet1.F148"/>
      <style:map style:condition="cell-content()=&quot;existiert&quot;" style:apply-style-name="Unbenannt1" style:base-cell-address="Sheet1.F148"/>
    </style:style>
    <style:style style:name="ce10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74"/>
      <style:map style:condition="cell-content()=&quot;in Arbeit&quot;" style:apply-style-name="Unbenannt2" style:base-cell-address="Sheet1.F174"/>
      <style:map style:condition="cell-content()=&quot;nicht begonnen&quot;" style:apply-style-name="Unbenannt3" style:base-cell-address="Sheet1.F174"/>
      <style:map style:condition="cell-content()=&quot;existiert&quot;" style:apply-style-name="Unbenannt1" style:base-cell-address="Sheet1.F174"/>
    </style:style>
    <style:style style:name="ce10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174"/>
      <style:map style:condition="cell-content()=&quot;in Arbeit&quot;" style:apply-style-name="Unbenannt2" style:base-cell-address="Sheet1.F174"/>
      <style:map style:condition="cell-content()=&quot;nicht begonnen&quot;" style:apply-style-name="Unbenannt3" style:base-cell-address="Sheet1.F174"/>
      <style:map style:condition="cell-content()=&quot;existiert&quot;" style:apply-style-name="Unbenannt1" style:base-cell-address="Sheet1.F174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Calibri Light" fo:font-size="12pt" fo:language="de" fo:country="DE" fo:font-style="normal" fo:font-weight="normal" style:font-name-asian="Microsoft YaHei" style:font-size-asian="12pt" style:language-asian="zh" style:country-asian="CN" style:font-style-asian="normal" style:font-weight-asian="normal" style:font-name-complex="Calibri Light" style:font-size-complex="12pt" style:language-complex="hi" style:country-complex="IN" style:font-style-complex="normal" style:font-weight-complex="normal"/>
      <style:map style:condition="cell-content()=&quot;Abgeschlossen&quot;" style:apply-style-name="Unbenannt1" style:base-cell-address="Sheet1.F176"/>
      <style:map style:condition="cell-content()=&quot;in Arbeit&quot;" style:apply-style-name="Unbenannt2" style:base-cell-address="Sheet1.F176"/>
      <style:map style:condition="cell-content()=&quot;nicht begonnen&quot;" style:apply-style-name="Unbenannt3" style:base-cell-address="Sheet1.F176"/>
      <style:map style:condition="cell-content()=&quot;existiert&quot;" style:apply-style-name="Unbenannt1" style:base-cell-address="Sheet1.F176"/>
      <style:map style:condition="cell-content()=&quot;Fehler aufgetreten&quot;" style:apply-style-name="Unbenannt4" style:base-cell-address="Sheet1.F176"/>
    </style:style>
    <style:style style:name="ce110" style:family="table-cell" style:parent-style-name="Default">
      <style:table-cell-properties fo:background-color="#ff950e" style:text-align-source="fix" style:repeat-content="false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6"/>
      <style:map style:condition="cell-content()=&quot;in Arbeit&quot;" style:apply-style-name="Unbenannt2" style:base-cell-address="Sheet1.F6"/>
      <style:map style:condition="cell-content()=&quot;nicht begonnen&quot;" style:apply-style-name="Unbenannt3" style:base-cell-address="Sheet1.F6"/>
      <style:map style:condition="cell-content()=&quot;existiert&quot;" style:apply-style-name="Unbenannt1" style:base-cell-address="Sheet1.F6"/>
      <style:map style:condition="cell-content()=&quot;Fehler aufgetreten&quot;" style:apply-style-name="Unbenannt4" style:base-cell-address="Sheet1.F6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  <style:map style:condition="cell-content()=&quot;Abgeschlossen&quot;" style:apply-style-name="Unbenannt1" style:base-cell-address="Sheet1.F213"/>
      <style:map style:condition="cell-content()=&quot;in Arbeit&quot;" style:apply-style-name="Unbenannt2" style:base-cell-address="Sheet1.F213"/>
      <style:map style:condition="cell-content()=&quot;nicht begonnen&quot;" style:apply-style-name="Unbenannt3" style:base-cell-address="Sheet1.F213"/>
      <style:map style:condition="cell-content()=&quot;existiert&quot;" style:apply-style-name="Unbenannt1" style:base-cell-address="Sheet1.F213"/>
    </style:style>
    <style:style style:name="ce112" style:family="table-cell" style:parent-style-name="Default">
      <style:table-cell-properties fo:background-color="transparent" fo:wrap-option="wrap"/>
      <style:text-properties style:font-name="Arial" fo:font-size="10pt" fo:font-style="normal" style:font-size-asian="10pt" style:font-style-asian="normal" style:font-size-complex="10pt" style:font-style-complex="normal"/>
    </style:style>
    <style:style style:name="ce113" style:family="table-cell" style:parent-style-name="Default">
      <style:table-cell-properties fo:background-color="transparent"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background-color="transparent" fo:wrap-option="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3" table:default-cell-style-name="ce24"/>
        <table:table-column table:style-name="co4" table:default-cell-style-name="ce24"/>
        <table:table-column table:style-name="co5" table:default-cell-style-name="ce55"/>
        <table:table-column table:style-name="co6" table:default-cell-style-name="ce55"/>
        <table:table-column table:style-name="co7" table:default-cell-style-name="ce55"/>
        <table:table-column table:style-name="co10" table:default-cell-style-name="ce84"/>
        <table:table-column table:style-name="co11" table:default-cell-style-name="ce24"/>
        <table:table-column table:style-name="co8" table:number-columns-repeated="1015" table:default-cell-style-name="ce24"/>
        <table:table-column table:style-name="co8" table:number-columns-repeated="2" table:default-cell-style-name="Default"/>
        <table:table-row table:style-name="ro2">
          <table:table-cell table:style-name="ce1" office:value-type="string" calcext:value-type="string">
            <text:p>Projektplan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/>
          <table:table-cell table:style-name="ce25" office:value-type="string" calcext:value-type="string">
            <text:p>Aufgabe</text:p>
          </table:table-cell>
          <table:table-cell table:style-name="ce25" office:value-type="string" calcext:value-type="string">
            <text:p>Bearbeiter</text:p>
          </table:table-cell>
          <table:table-cell table:style-name="ce25" office:value-type="string" calcext:value-type="string">
            <text:p>Start</text:p>
          </table:table-cell>
          <table:table-cell table:style-name="ce25" office:value-type="string" calcext:value-type="string">
            <text:p>Ende</text:p>
          </table:table-cell>
          <table:table-cell table:style-name="ce85" office:value-type="string" calcext:value-type="string">
            <text:p>Status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3" office:value-type="string" calcext:value-type="string">
            <text:p>Projektablaufplanung Gesamtprojekt</text:p>
          </table:table-cell>
          <table:table-cell table:style-name="ce56" office:value-type="string" calcext:value-type="string">
            <text:p>Alex, Gina, John</text:p>
          </table:table-cell>
          <table:table-cell table:style-name="ce70" office:value-type="date" office:date-value="2016-04-12" calcext:value-type="date">
            <text:p>12.04.16</text:p>
          </table:table-cell>
          <table:table-cell table:style-name="ce70" office:value-type="date" office:date-value="2016-11-12" calcext:value-type="date">
            <text:p>12.11.16</text:p>
          </table:table-cell>
          <table:table-cell table:style-name="ce86"/>
          <table:table-cell table:style-name="ce112" table:number-columns-repeated="1016"/>
          <table:table-cell table:number-columns-repeated="2"/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26" office:value-type="string" calcext:value-type="string">
            <text:p>Aufgabenplanung</text:p>
          </table:table-cell>
          <table:table-cell table:style-name="ce57"/>
          <table:table-cell table:style-name="ce71" office:value-type="date" office:date-value="2016-04-12" calcext:value-type="date">
            <text:p>12.04.16</text:p>
          </table:table-cell>
          <table:table-cell table:style-name="ce71" office:value-type="date" office:date-value="2016-05-22" calcext:value-type="date">
            <text:p>22.05.16</text:p>
          </table:table-cell>
          <table:table-cell table:style-name="ce87"/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5"/>
          <table:table-cell table:style-name="ce27" office:value-type="string" calcext:value-type="string">
            <text:p>User Stories erstellen</text:p>
          </table:table-cell>
          <table:table-cell table:style-name="ce58" office:value-type="string" calcext:value-type="string">
            <text:p>Alle</text:p>
          </table:table-cell>
          <table:table-cell table:style-name="ce72" office:value-type="date" office:date-value="2016-04-12" calcext:value-type="date">
            <text:p>12.04.16</text:p>
          </table:table-cell>
          <table:table-cell table:style-name="ce72" office:value-type="date" office:date-value="2016-05-06" calcext:value-type="date">
            <text:p>06.05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7" office:value-type="string" calcext:value-type="string">
            <text:p>Projektplan erstellen</text:p>
          </table:table-cell>
          <table:table-cell table:style-name="ce58" office:value-type="string" calcext:value-type="string">
            <text:p>Alle</text:p>
          </table:table-cell>
          <table:table-cell table:style-name="ce72" office:value-type="date" office:date-value="2016-05-06" calcext:value-type="date">
            <text:p>06.05.16</text:p>
          </table:table-cell>
          <table:table-cell table:style-name="ce72" office:value-type="date" office:date-value="2016-05-22" calcext:value-type="date">
            <text:p>22.05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2</text:p>
          </table:table-cell>
          <table:table-cell table:style-name="ce26" office:value-type="string" calcext:value-type="string">
            <text:p>Modellierung der App</text:p>
          </table:table-cell>
          <table:table-cell table:style-name="ce57"/>
          <table:table-cell table:style-name="ce71" office:value-type="date" office:date-value="2016-05-22" calcext:value-type="date">
            <text:p>22.05.16</text:p>
          </table:table-cell>
          <table:table-cell table:style-name="ce71" office:value-type="date" office:date-value="2016-06-01" calcext:value-type="date">
            <text:p>01.06.16</text:p>
          </table:table-cell>
          <table:table-cell table:style-name="ce89"/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6"/>
          <table:table-cell table:style-name="ce28" office:value-type="string" calcext:value-type="string">
            <text:p>Anforderungen festlegen</text:p>
          </table:table-cell>
          <table:table-cell table:style-name="ce58" office:value-type="string" calcext:value-type="string">
            <text:p>Alex</text:p>
          </table:table-cell>
          <table:table-cell table:style-name="ce72" office:value-type="date" office:date-value="2016-05-22" calcext:value-type="date">
            <text:p>22.05.16</text:p>
          </table:table-cell>
          <table:table-cell table:style-name="ce72" office:value-type="date" office:date-value="2016-05-26" calcext:value-type="date">
            <text:p>26.05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6"/>
          <table:table-cell table:style-name="ce28" office:value-type="string" calcext:value-type="string">
            <text:p>Aufbau(/Implementierung) planen </text:p>
          </table:table-cell>
          <table:table-cell table:style-name="ce58" office:value-type="string" calcext:value-type="string">
            <text:p>Gina, John</text:p>
          </table:table-cell>
          <table:table-cell table:style-name="ce72" office:value-type="date" office:date-value="2016-05-24" calcext:value-type="date">
            <text:p>24.05.16</text:p>
          </table:table-cell>
          <table:table-cell table:style-name="ce72" office:value-type="date" office:date-value="2016-06-01" calcext:value-type="date">
            <text:p>01.06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3</text:p>
          </table:table-cell>
          <table:table-cell table:style-name="ce26" office:value-type="string" calcext:value-type="string">
            <text:p>Recherche</text:p>
          </table:table-cell>
          <table:table-cell table:style-name="ce57"/>
          <table:table-cell table:style-name="ce71" table:number-columns-repeated="2"/>
          <table:table-cell table:style-name="ce89"/>
          <table:table-cell table:number-columns-repeated="1018"/>
        </table:table-row>
        <table:table-row table:style-name="ro5">
          <table:table-cell table:style-name="ce5"/>
          <table:table-cell table:style-name="ce29" office:value-type="string" calcext:value-type="string">
            <text:p>1. Pushing &amp; Polling</text:p>
          </table:table-cell>
          <table:table-cell table:style-name="ce59" office:value-type="string" calcext:value-type="string">
            <text:p>John</text:p>
          </table:table-cell>
          <table:table-cell table:style-name="ce73" office:value-type="date" office:date-value="2016-09-10" calcext:value-type="date">
            <text:p>10.09.16</text:p>
          </table:table-cell>
          <table:table-cell table:style-name="ce73" office:value-type="date" office:date-value="2016-09-24" calcext:value-type="date">
            <text:p>24.09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9" office:value-type="string" calcext:value-type="string">
            <text:p>2. Audio: Erstellen und ausgeben</text:p>
          </table:table-cell>
          <table:table-cell table:style-name="ce59" office:value-type="string" calcext:value-type="string">
            <text:p>Gina</text:p>
          </table:table-cell>
          <table:table-cell table:style-name="ce73" office:value-type="date" office:date-value="2016-09-17" calcext:value-type="date">
            <text:p>17.09.16</text:p>
          </table:table-cell>
          <table:table-cell table:style-name="ce73" office:value-type="date" office:date-value="2016-10-01" calcext:value-type="date">
            <text:p>01.10.16</text:p>
          </table:table-cell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9" office:value-type="string" calcext:value-type="string">
            <text:p>3. Bild in Datanbank speicher</text:p>
          </table:table-cell>
          <table:table-cell table:style-name="ce59" office:value-type="string" calcext:value-type="string">
            <text:p>John</text:p>
          </table:table-cell>
          <table:table-cell table:style-name="ce73" office:value-type="date" office:date-value="2016-10-19" calcext:value-type="date">
            <text:p>19.10.16</text:p>
          </table:table-cell>
          <table:table-cell table:style-name="ce73" office:value-type="date" office:date-value="2016-10-26" calcext:value-type="date">
            <text:p>26.10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5"/>
          <table:table-cell table:style-name="ce29" office:value-type="string" calcext:value-type="string">
            <text:p>4. Funktion/ Auswirkung von "Zurück" – und "Home" – Button</text:p>
          </table:table-cell>
          <table:table-cell table:style-name="ce59"/>
          <table:table-cell table:style-name="ce74" office:value-type="string" calcext:value-type="string" table:number-columns-spanned="1" table:number-rows-spanned="2">
            <text:p>nach Abschluss <text:s/>allem Anderen</text:p>
          </table:table-cell>
          <table:table-cell table:style-name="ce73"/>
          <table:table-cell table:style-name="ce88" office:value-type="string" calcext:value-type="string">
            <text:p>in Arbeit</text:p>
          </table:table-cell>
          <table:table-cell table:number-columns-repeated="1018"/>
        </table:table-row>
        <table:table-row table:style-name="ro6">
          <table:table-cell table:style-name="ce5"/>
          <table:table-cell table:style-name="ce29" office:value-type="string" calcext:value-type="string">
            <text:p>5. Auswirkungen bei Appabsturz</text:p>
          </table:table-cell>
          <table:table-cell table:style-name="ce59"/>
          <table:covered-table-cell table:style-name="ce73"/>
          <table:table-cell table:style-name="ce73"/>
          <table:table-cell table:style-name="ce88" office:value-type="string" calcext:value-type="string">
            <text:p>nicht begonnen</text:p>
          </table:table-cell>
          <table:table-cell table:number-columns-repeated="1018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30" office:value-type="string" calcext:value-type="string">
            <text:p>Implementierung </text:p>
          </table:table-cell>
          <table:table-cell table:style-name="ce57"/>
          <table:table-cell table:style-name="ce71" office:value-type="date" office:date-value="2016-06-01" calcext:value-type="date">
            <text:p>01.06.16</text:p>
          </table:table-cell>
          <table:table-cell table:style-name="ce71" office:value-type="date" office:date-value="2016-10-18" calcext:value-type="date">
            <text:p>18.10.16</text:p>
          </table:table-cell>
          <table:table-cell table:style-name="ce89"/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8" office:value-type="string" calcext:value-type="string">
            <text:p>LoginRegistrationActivity</text:p>
          </table:table-cell>
          <table:table-cell table:style-name="ce31" office:value-type="string" calcext:value-type="string">
            <text:p>1. Begrüßungsbild</text:p>
          </table:table-cell>
          <table:table-cell table:style-name="ce60" office:value-type="string" calcext:value-type="string" table:number-columns-spanned="1" table:number-rows-spanned="19">
            <text:p>Alex, Gina</text:p>
          </table:table-cell>
          <table:table-cell table:style-name="ce75" office:value-type="date" office:date-value="2016-09-13" calcext:value-type="date" table:number-columns-spanned="1" table:number-rows-spanned="6">
            <text:p>13.09.16</text:p>
          </table:table-cell>
          <table:table-cell table:style-name="ce75" office:value-type="date" office:date-value="2016-09-15" calcext:value-type="date" table:number-columns-spanned="1" table:number-rows-spanned="6">
            <text:p>15.09.16</text:p>
          </table:table-cell>
          <table:table-cell table:style-name="ce90" office:value-type="string" calcext:value-type="string">
            <text:p>existiert</text:p>
          </table:table-cell>
          <table:table-cell table:style-name="ce114" table:number-columns-repeated="1016"/>
          <table:table-cell table:number-columns-repeated="2"/>
        </table:table-row>
        <table:table-row table:style-name="ro5">
          <table:table-cell table:style-name="ce8"/>
          <table:table-cell table:style-name="ce32" office:value-type="string" calcext:value-type="string">
            <text:p>- Bild einfügen </text:p>
          </table:table-cell>
          <table:covered-table-cell table:style-name="ce60"/>
          <table:covered-table-cell table:number-columns-repeated="2" table:style-name="ce75"/>
          <table:table-cell table:style-name="ce90" office:value-type="string" calcext:value-type="string">
            <text:p>Abgeschlossen</text:p>
          </table:table-cell>
          <table:table-cell table:style-name="ce114" table:number-columns-repeated="1016"/>
          <table:table-cell table:number-columns-repeated="2"/>
        </table:table-row>
        <table:table-row table:style-name="ro5">
          <table:table-cell table:style-name="ce8"/>
          <table:table-cell table:style-name="ce32" office:value-type="string" calcext:value-type="string">
            <text:p>- über Startbildschirm</text:p>
          </table:table-cell>
          <table:covered-table-cell table:style-name="ce61"/>
          <table:covered-table-cell table:number-columns-repeated="2" table:style-name="ce76"/>
          <table:table-cell table:style-name="ce91" office:value-type="string" calcext:value-type="string">
            <text:p>Abgeschlossen</text:p>
          </table:table-cell>
          <table:table-cell table:style-name="ce114" table:number-columns-repeated="1016"/>
          <table:table-cell table:number-columns-repeated="2"/>
        </table:table-row>
        <table:table-row table:style-name="ro7">
          <table:table-cell table:style-name="ce8"/>
          <table:table-cell table:style-name="ce32" office:value-type="string" calcext:value-type="string">
            <text:p>- durch Klick -&gt; Erscheinung Startbildschrim</text:p>
          </table:table-cell>
          <table:covered-table-cell table:style-name="ce61"/>
          <table:covered-table-cell table:number-columns-repeated="2" table:style-name="ce76"/>
          <table:table-cell table:style-name="ce91" office:value-type="string" calcext:value-type="string">
            <text:p>Abgeschlossen</text:p>
          </table:table-cell>
          <table:table-cell table:style-name="ce114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1" office:value-type="string" calcext:value-type="string">
            <text:p>2. Startbildschirm <text:s text:c="4"/></text:p>
          </table:table-cell>
          <table:covered-table-cell table:style-name="ce62"/>
          <table:covered-table-cell table:number-columns-repeated="2" table:style-name="ce77"/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2" office:value-type="string" calcext:value-type="string">
            <text:p>- Auswahl zwischen Login und Registrierung (Buttons)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1" office:value-type="string" calcext:value-type="string">
            <text:p>3. Login</text:p>
          </table:table-cell>
          <table:covered-table-cell table:style-name="ce62"/>
          <table:table-cell table:style-name="ce77" office:value-type="date" office:date-value="2016-09-01" calcext:value-type="date" table:number-columns-spanned="1" table:number-rows-spanned="6">
            <text:p>01.09.16</text:p>
          </table:table-cell>
          <table:table-cell table:style-name="ce77" office:value-type="date" office:date-value="2016-09-15" calcext:value-type="date" table:number-columns-spanned="1" table:number-rows-spanned="6">
            <text:p>15.09.16</text:p>
          </table:table-cell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3" office:value-type="string" calcext:value-type="string">
            <text:p>- Texteingabefelder für Daten (Benutzername, Passwort)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3" office:value-type="string" calcext:value-type="string">
            <text:p>- Login - Button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4" office:value-type="string" calcext:value-type="string">
            <text:p>-&gt; 5. Datenbank -&gt; Aufruf databaseCon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8">
          <table:table-cell table:style-name="ce11"/>
          <table:table-cell table:style-name="ce34" office:value-type="string" calcext:value-type="string">
            <text:p>-&gt; return success = 1-&gt; weiter zu Menu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4" office:value-type="string" calcext:value-type="string">
            <text:p>-&gt; return success = 0 -&gt; erneuter Einlogversuch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1"/>
          <table:table-cell table:style-name="ce31" office:value-type="string" calcext:value-type="string">
            <text:p>4. Registrierung</text:p>
          </table:table-cell>
          <table:covered-table-cell table:style-name="ce62"/>
          <table:table-cell table:style-name="ce77" office:value-type="date" office:date-value="2016-09-01" calcext:value-type="date" table:number-columns-spanned="1" table:number-rows-spanned="7">
            <text:p>01.09.16</text:p>
          </table:table-cell>
          <table:table-cell table:style-name="ce77" office:value-type="date" office:date-value="2016-09-15" calcext:value-type="date" table:number-columns-spanned="1" table:number-rows-spanned="7">
            <text:p>15.09.16</text:p>
          </table:table-cell>
          <table:table-cell table:style-name="ce90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33" office:value-type="string" calcext:value-type="string">
            <text:p>- Texteingabefelder für Daten (Anzeigename, Benutzername, Passwort, Passwort bestätigen)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3" office:value-type="string" calcext:value-type="string">
            <text:p>- Bild festlegen -&gt; Aufruf databseCon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0"/>
          <table:table-cell table:style-name="ce33" office:value-type="string" calcext:value-type="string">
            <text:p>- Registrierungs - Button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4" office:value-type="string" calcext:value-type="string">
            <text:p>-&gt; 5. Datenbank -&gt; Aufruf databaseCon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4" office:value-type="string" calcext:value-type="string">
            <text:p>-&gt; return success = 1 -&gt; registriert und weiter zu Menu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4" office:value-type="string" calcext:value-type="string">
            <text:p>-&gt; success = 0 -&gt; Nutzer existiert bereits -&gt; anderen Benutzernamen wählen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1" office:value-type="string" calcext:value-type="string">
            <text:p>5. "bleibender Login": Spieler muss sich nicht jedes Mal neu anmelden</text:p>
          </table:table-cell>
          <table:table-cell table:style-name="ce63" office:value-type="string" calcext:value-type="string">
            <text:p>Alex</text:p>
          </table:table-cell>
          <table:table-cell table:style-name="ce78" office:value-type="date" office:date-value="2016-11-14" calcext:value-type="date">
            <text:p>14.11.16</text:p>
          </table:table-cell>
          <table:table-cell table:style-name="ce78" office:value-type="date" office:date-value="2016-11-20" calcext:value-type="date">
            <text:p>20.11.16</text:p>
          </table:table-cell>
          <table:table-cell table:style-name="ce91" office:value-type="string" calcext:value-type="string">
            <text:p>nicht begonn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MenuActivity</text:p>
          </table:table-cell>
          <table:table-cell table:style-name="ce35" office:value-type="string" calcext:value-type="string">
            <text:p>1. "Spiel starten" – Button</text:p>
          </table:table-cell>
          <table:table-cell table:style-name="ce64" office:value-type="string" calcext:value-type="string" table:number-columns-spanned="1" table:number-rows-spanned="10">
            <text:p>John</text:p>
          </table:table-cell>
          <table:table-cell table:style-name="ce79" office:value-type="date" office:date-value="2016-06-01" calcext:value-type="date" table:number-columns-spanned="1" table:number-rows-spanned="6">
            <text:p>01.06.16</text:p>
          </table:table-cell>
          <table:table-cell table:style-name="ce79" office:value-type="date" office:date-value="2016-06-03" calcext:value-type="date" table:number-columns-spanned="1" table:number-rows-spanned="6">
            <text:p>03.06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3" office:value-type="string" calcext:value-type="string">
            <text:p><text:s/></text:p>
          </table:table-cell>
          <table:table-cell table:style-name="ce36" office:value-type="string" calcext:value-type="string">
            <text:p>- bei Klick -&gt; Aufruf "GameSetupActivity"</text:p>
          </table:table-cell>
          <table:covered-table-cell table:style-name="ce58"/>
          <table:covered-table-cell table:number-columns-repeated="2" table:style-name="ce72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5" office:value-type="string" calcext:value-type="string">
            <text:p>2. "Spiel beitreten" – Button</text:p>
          </table:table-cell>
          <table:covered-table-cell table:style-name="ce64"/>
          <table:covered-table-cell table:number-columns-repeated="2" table:style-name="ce79"/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7" office:value-type="string" calcext:value-type="string">
            <text:p><text:span text:style-name="T1">- bei</text:span> <text:span text:style-name="T1">Klick -&gt; "QRScannerActivity"</text:span></text:p>
          </table:table-cell>
          <table:covered-table-cell table:style-name="ce65"/>
          <table:covered-table-cell table:number-columns-repeated="2" table:style-name="ce80"/>
          <table:table-cell table:style-name="ce88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5" office:value-type="string" calcext:value-type="string">
            <text:p>3. "Einstellungen" – Button</text:p>
          </table:table-cell>
          <table:covered-table-cell table:style-name="ce64"/>
          <table:covered-table-cell table:number-columns-repeated="2" table:style-name="ce79"/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4"/>
          <table:table-cell table:style-name="ce36" office:value-type="string" calcext:value-type="string">
            <text:p>- bei Klick -&gt; "SettingsActivity"</text:p>
          </table:table-cell>
          <table:covered-table-cell table:style-name="ce58"/>
          <table:covered-table-cell table:number-columns-repeated="2" table:style-name="ce72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5" office:value-type="string" calcext:value-type="string">
            <text:p>4. "Spielregeln" – Button</text:p>
          </table:table-cell>
          <table:covered-table-cell table:style-name="ce64"/>
          <table:table-cell table:style-name="ce79" office:value-type="date" office:date-value="2016-09-13" calcext:value-type="date" table:number-columns-spanned="1" table:number-rows-spanned="4">
            <text:p>13.09.16</text:p>
          </table:table-cell>
          <table:table-cell table:style-name="ce79" office:value-type="date" office:date-value="2016-09-15" calcext:value-type="date" table:number-columns-spanned="1" table:number-rows-spanned="4">
            <text:p>15.09.16</text:p>
          </table:table-cell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6" office:value-type="string" calcext:value-type="string">
            <text:p>- bei Klick -&gt; "RulesActivity"</text:p>
          </table:table-cell>
          <table:covered-table-cell table:style-name="ce58"/>
          <table:covered-table-cell table:number-columns-repeated="2" table:style-name="ce72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6"/>
          <table:table-cell table:style-name="ce35" office:value-type="string" calcext:value-type="string">
            <text:p>5. "Logout" – Button</text:p>
          </table:table-cell>
          <table:covered-table-cell table:style-name="ce64"/>
          <table:covered-table-cell table:number-columns-repeated="2" table:style-name="ce79"/>
          <table:table-cell table:style-name="ce92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38" office:value-type="string" calcext:value-type="string">
            <text:p>- bei Klick -&gt; "LoginRegistrationActivity" &amp; globale Variablen auf null setzen</text:p>
          </table:table-cell>
          <table:covered-table-cell table:style-name="ce58"/>
          <table:covered-table-cell table:number-columns-repeated="2" table:style-name="ce72"/>
          <table:table-cell table:style-name="ce88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7" office:value-type="string" calcext:value-type="string">
            <text:p>SettingsActivity</text:p>
          </table:table-cell>
          <table:table-cell table:style-name="ce31" office:value-type="string" calcext:value-type="string">
            <text:p>1. Textfeld „Name ändern"</text:p>
          </table:table-cell>
          <table:table-cell table:style-name="ce62" office:value-type="string" calcext:value-type="string" table:number-columns-spanned="1" table:number-rows-spanned="7">
            <text:p>Alex, Gina</text:p>
          </table:table-cell>
          <table:table-cell table:style-name="ce77" office:value-type="date" office:date-value="2016-06-05" calcext:value-type="date" table:number-columns-spanned="1" table:number-rows-spanned="3">
            <text:p>05.06.16</text:p>
          </table:table-cell>
          <table:table-cell table:style-name="ce77" office:value-type="date" office:date-value="2016-06-07" calcext:value-type="date" table:number-columns-spanned="1" table:number-rows-spanned="3">
            <text:p>07.06.16</text:p>
          </table:table-cell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1" office:value-type="string" calcext:value-type="string">
            <text:p>2. Image "Profilbild"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1" office:value-type="string" calcext:value-type="string">
            <text:p>3. Button "Bildauswählen"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1" office:value-type="string" calcext:value-type="string">
            <text:p>4. Account löschen</text:p>
          </table:table-cell>
          <table:covered-table-cell table:style-name="ce63"/>
          <table:table-cell table:style-name="ce77" office:value-type="date" office:date-value="2016-09-13" calcext:value-type="date" table:number-columns-spanned="1" table:number-rows-spanned="2">
            <text:p>13.09.16</text:p>
          </table:table-cell>
          <table:table-cell table:style-name="ce77" office:value-type="date" office:date-value="2016-09-15" calcext:value-type="date" table:number-columns-spanned="1" table:number-rows-spanned="2">
            <text:p>15.09.16</text:p>
          </table:table-cell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- Datenbankupdate -&gt; Aufruf databaseCon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1" office:value-type="string" calcext:value-type="string">
            <text:p>5. Button "speichern"</text:p>
          </table:table-cell>
          <table:covered-table-cell table:style-name="ce63"/>
          <table:table-cell table:style-name="ce77" office:value-type="date" office:date-value="2016-09-13" calcext:value-type="date" table:number-columns-spanned="1" table:number-rows-spanned="2">
            <text:p>13.09.16</text:p>
          </table:table-cell>
          <table:table-cell table:style-name="ce77" office:value-type="date" office:date-value="2016-09-15" calcext:value-type="date" table:number-columns-spanned="1" table:number-rows-spanned="2">
            <text:p>15.09.16</text:p>
          </table:table-cell>
          <table:table-cell table:style-name="ce91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7"/>
          <table:table-cell table:style-name="ce32" office:value-type="string" calcext:value-type="string">
            <text:p>- Datenbankupdate -&gt; Aufruf updatePlayerInfo</text:p>
          </table:table-cell>
          <table:covered-table-cell table:style-name="ce63"/>
          <table:covered-table-cell table:number-columns-repeated="2" table:style-name="ce78"/>
          <table:table-cell table:style-name="ce91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RulesActivity</text:p>
          </table:table-cell>
          <table:table-cell table:style-name="ce35" office:value-type="string" calcext:value-type="string">
            <text:p>1. ScrollView "Spielregeln</text:p>
          </table:table-cell>
          <table:table-cell table:style-name="ce64" office:value-type="string" calcext:value-type="string" table:number-columns-spanned="1" table:number-rows-spanned="3">
            <text:p>Gina</text:p>
          </table:table-cell>
          <table:table-cell table:style-name="ce79" office:value-type="date" office:date-value="2016-10-28" calcext:value-type="date" table:number-columns-spanned="1" table:number-rows-spanned="3">
            <text:p>28.10.16</text:p>
          </table:table-cell>
          <table:table-cell table:style-name="ce79" office:value-type="date" office:date-value="2016-11-01" calcext:value-type="date" table:number-columns-spanned="1" table:number-rows-spanned="3">
            <text:p>01.11.16</text:p>
          </table:table-cell>
          <table:table-cell table:style-name="ce88" office:value-type="string" calcext:value-type="string">
            <text:p>Abgeschlossen</text:p>
          </table:table-cell>
          <table:table-cell table:number-columns-repeated="1016"/>
          <table:table-cell table:style-name="ce115"/>
          <table:table-cell/>
        </table:table-row>
        <table:table-row table:style-name="ro5">
          <table:table-cell table:style-name="ce15"/>
          <table:table-cell table:style-name="ce35" office:value-type="string" calcext:value-type="string">
            <text:p>2. Button "Zurück"</text:p>
          </table:table-cell>
          <table:covered-table-cell table:style-name="ce58"/>
          <table:covered-table-cell table:number-columns-repeated="2" table:style-name="ce72"/>
          <table:table-cell table:style-name="ce88" office:value-type="string" calcext:value-type="string">
            <text:p>Abgeschlossen</text:p>
          </table:table-cell>
          <table:table-cell table:number-columns-repeated="1016"/>
          <table:table-cell table:style-name="ce115"/>
          <table:table-cell/>
        </table:table-row>
        <table:table-row table:style-name="ro5">
          <table:table-cell table:style-name="ce15"/>
          <table:table-cell table:style-name="ce38" office:value-type="string" calcext:value-type="string">
            <text:p>- Rückkehr zur "MenuActivity"</text:p>
          </table:table-cell>
          <table:covered-table-cell table:style-name="ce58"/>
          <table:covered-table-cell table:number-columns-repeated="2" table:style-name="ce72"/>
          <table:table-cell table:style-name="ce88" office:value-type="string" calcext:value-type="string">
            <text:p>Abgeschlossen</text:p>
          </table:table-cell>
          <table:table-cell table:number-columns-repeated="1016"/>
          <table:table-cell table:style-name="ce115"/>
          <table:table-cell/>
        </table:table-row>
        <table:table-row table:style-name="ro9">
          <table:table-cell table:style-name="ce17" office:value-type="string" calcext:value-type="string">
            <text:p>GameSetupActivity</text:p>
          </table:table-cell>
          <table:table-cell table:style-name="ce31" office:value-type="string" calcext:value-type="string">
            <text:p>1. Auswahlmöglchkeit für Spieleranzahl</text:p>
          </table:table-cell>
          <table:table-cell table:style-name="ce62" office:value-type="string" calcext:value-type="string" table:number-columns-spanned="1" table:number-rows-spanned="12">
            <text:p>John</text:p>
          </table:table-cell>
          <table:table-cell table:style-name="ce77" office:value-type="date" office:date-value="2016-06-10" calcext:value-type="date" table:number-columns-spanned="1" table:number-rows-spanned="2">
            <text:p>10.06.16</text:p>
          </table:table-cell>
          <table:table-cell table:style-name="ce77" office:value-type="date" office:date-value="2016-06-24" calcext:value-type="date" table:number-columns-spanned="1" table:number-rows-spanned="2">
            <text:p>24.06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10">
          <table:table-cell table:style-name="ce17"/>
          <table:table-cell table:style-name="ce32" office:value-type="string" calcext:value-type="string">
            <text:p>- automatische Berechnung der Werwolf - und Dorfbewohneranzahl</text:p>
          </table:table-cell>
          <table:covered-table-cell table:style-name="ce63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8"/>
          <table:table-cell table:style-name="ce31" office:value-type="string" calcext:value-type="string">
            <text:p>2. Auswahlmöglichkeit für Werwolfanzahl </text:p>
          </table:table-cell>
          <table:covered-table-cell table:style-name="ce62"/>
          <table:table-cell table:style-name="ce77" office:value-type="date" office:date-value="2016-06-10" calcext:value-type="date" table:number-columns-spanned="1" table:number-rows-spanned="2">
            <text:p>10.06.16</text:p>
          </table:table-cell>
          <table:table-cell table:style-name="ce77" office:value-type="date" office:date-value="2016-06-24" calcext:value-type="date" table:number-columns-spanned="1" table:number-rows-spanned="2">
            <text:p>24.06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9"/>
          <table:table-cell table:style-name="ce32" office:value-type="string" calcext:value-type="string">
            <text:p>- automatische Anpassung der Dorfbewohneranzahl</text:p>
          </table:table-cell>
          <table:covered-table-cell table:style-name="ce63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0"/>
          <table:table-cell table:style-name="ce31" office:value-type="string" calcext:value-type="string">
            <text:p>3. Auswahlmöglichkeit Sonderrollen</text:p>
          </table:table-cell>
          <table:covered-table-cell table:style-name="ce62"/>
          <table:table-cell table:style-name="ce77" office:value-type="date" office:date-value="2016-06-10" calcext:value-type="date" table:number-columns-spanned="1" table:number-rows-spanned="2">
            <text:p>10.06.16</text:p>
          </table:table-cell>
          <table:table-cell table:style-name="ce77" office:value-type="date" office:date-value="2016-06-24" calcext:value-type="date" table:number-columns-spanned="1" table:number-rows-spanned="2">
            <text:p>24.06.16</text:p>
          </table:table-cell>
          <table:table-cell table:style-name="ce93" office:value-type="string" calcext:value-type="string">
            <text:p>Abgeschlossen</text:p>
          </table:table-cell>
          <table:table-cell table:style-name="Default"/>
          <table:table-cell table:number-columns-repeated="1017"/>
        </table:table-row>
        <table:table-row table:style-name="ro9">
          <table:table-cell table:style-name="ce17"/>
          <table:table-cell table:style-name="ce32" office:value-type="string" calcext:value-type="string">
            <text:p>- automatische Anpassung der Dorfbewohneranzahl</text:p>
          </table:table-cell>
          <table:covered-table-cell table:style-name="ce63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1" office:value-type="string" calcext:value-type="string">
            <text:p>4. "Spiel starten" – Button</text:p>
          </table:table-cell>
          <table:covered-table-cell table:style-name="ce62"/>
          <table:table-cell table:style-name="ce77" office:value-type="date" office:date-value="2016-06-10" calcext:value-type="date" table:number-columns-spanned="1" table:number-rows-spanned="5">
            <text:p>10.06.16</text:p>
          </table:table-cell>
          <table:table-cell table:style-name="ce77" office:value-type="date" office:date-value="2016-06-24" calcext:value-type="date" table:number-columns-spanned="1" table:number-rows-spanned="5">
            <text:p>24.06.16</text:p>
          </table:table-cell>
          <table:table-cell table:style-name="ce93" office:value-type="string" calcext:value-type="string">
            <text:p>existiert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3" office:value-type="string" calcext:value-type="string">
            <text:p>- Mischen der Rollen</text:p>
          </table:table-cell>
          <table:covered-table-cell table:style-name="ce63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3" office:value-type="string" calcext:value-type="string">
            <text:p>- setzen globaler Variablen <text:span text:style-name="T2">(</text:span>#Spieler, Rollen<text:span text:style-name="T2">)</text:span></text:p>
          </table:table-cell>
          <table:covered-table-cell table:style-name="ce63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1" office:value-type="string" calcext:value-type="string">
            <text:p>5. Datenbank -&gt; Aufruf createGameDB</text:p>
          </table:table-cell>
          <table:covered-table-cell table:style-name="ce63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3" office:value-type="string" calcext:value-type="string">
            <text:p>- Spielerrelevante (Spielersteller) Variablen global speichern</text:p>
          </table:table-cell>
          <table:covered-table-cell table:style-name="ce63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9">
          <table:table-cell table:style-name="ce17"/>
          <table:table-cell table:style-name="ce33" office:value-type="string" calcext:value-type="string">
            <text:p><text:s/>- weiter zu "QRGeneratorActivity"</text:p>
          </table:table-cell>
          <table:covered-table-cell table:style-name="ce63"/>
          <table:table-cell table:number-columns-repeated="2" table:style-name="ce78" office:value-type="date" office:date-value="2016-09-17" calcext:value-type="date">
            <text:p>17.09.16</text:p>
          </table:table-cell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QRGeneratorActivity</text:p>
          </table:table-cell>
          <table:table-cell table:style-name="ce35" office:value-type="string" calcext:value-type="string">
            <text:p>1. gameID abrufen (global)</text:p>
          </table:table-cell>
          <table:table-cell table:style-name="ce66" office:value-type="string" calcext:value-type="string" table:number-columns-spanned="1" table:number-rows-spanned="4">
            <text:p>Gina</text:p>
          </table:table-cell>
          <table:table-cell table:style-name="ce74" office:value-type="date" office:date-value="2016-09-12" calcext:value-type="date" table:number-columns-spanned="1" table:number-rows-spanned="4">
            <text:p>12.09.16</text:p>
          </table:table-cell>
          <table:table-cell table:style-name="ce74" office:value-type="date" office:date-value="2016-09-17" calcext:value-type="date" table:number-columns-spanned="1" table:number-rows-spanned="4">
            <text:p>17.09.16</text:p>
          </table:table-cell>
          <table:table-cell table:style-name="ce95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5" office:value-type="string" calcext:value-type="string">
            <text:p>2. in QRCode umwandeln</text:p>
          </table:table-cell>
          <table:covered-table-cell table:style-name="ce58"/>
          <table:covered-table-cell table:number-columns-repeated="2" table:style-name="ce72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5" office:value-type="string" calcext:value-type="string">
            <text:p>3. Erklärung: "Mitspieler müssen Code scannen"</text:p>
          </table:table-cell>
          <table:covered-table-cell table:style-name="ce58"/>
          <table:covered-table-cell table:number-columns-repeated="2" table:style-name="ce72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3"/>
          <table:table-cell table:style-name="ce35" office:value-type="string" calcext:value-type="string">
            <text:p>4. wenn alle Mitspieler gescannt/ dem Spielbeigetreten sind -&gt; "GetRoleActivity"</text:p>
          </table:table-cell>
          <table:covered-table-cell table:style-name="ce58"/>
          <table:covered-table-cell table:number-columns-repeated="2" table:style-name="ce72"/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QRScannerActivity</text:p>
          </table:table-cell>
          <table:table-cell table:style-name="ce31" office:value-type="string" calcext:value-type="string">
            <text:p>1. QRCode Scanner implementieren</text:p>
          </table:table-cell>
          <table:table-cell table:style-name="ce62" office:value-type="string" calcext:value-type="string" table:number-columns-spanned="1" table:number-rows-spanned="4">
            <text:p>Gina</text:p>
          </table:table-cell>
          <table:table-cell table:style-name="ce77" office:value-type="date" office:date-value="2016-09-12" calcext:value-type="date" table:number-columns-spanned="1" table:number-rows-spanned="4">
            <text:p>12.09.16</text:p>
          </table:table-cell>
          <table:table-cell table:style-name="ce77" office:value-type="date" office:date-value="2016-09-17" calcext:value-type="date" table:number-columns-spanned="1" table:number-rows-spanned="4">
            <text:p>17.09.16</text:p>
          </table:table-cell>
          <table:table-cell table:style-name="ce93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31" office:value-type="string" calcext:value-type="string">
            <text:p>2. 5. Datenbank -&gt;Aufruf joinGameDB </text:p>
          </table:table-cell>
          <table:covered-table-cell table:style-name="ce63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/>
          <table:table-cell table:style-name="ce32" office:value-type="string" calcext:value-type="string">
            <text:p>- Spielerrelevanten Variablen global speichern</text:p>
          </table:table-cell>
          <table:covered-table-cell table:style-name="ce63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9"/>
          <table:table-cell table:style-name="ce31" office:value-type="string" calcext:value-type="string">
            <text:p>3. nach erfolgreichem Scannen -&gt; "GetRoleActivity"</text:p>
          </table:table-cell>
          <table:covered-table-cell table:style-name="ce63"/>
          <table:covered-table-cell table:number-columns-repeated="2" table:style-name="ce78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GetRoleActivity</text:p>
          </table:table-cell>
          <table:table-cell table:style-name="ce35" office:value-type="string" calcext:value-type="string">
            <text:p>1. Rolle global abrufen</text:p>
          </table:table-cell>
          <table:table-cell table:style-name="ce66" office:value-type="string" calcext:value-type="string" table:number-columns-spanned="1" table:number-rows-spanned="5">
            <text:p>Alex</text:p>
          </table:table-cell>
          <table:table-cell table:style-name="ce74" office:value-type="date" office:date-value="2016-09-12" calcext:value-type="date" table:number-columns-spanned="1" table:number-rows-spanned="4">
            <text:p>12.09.16</text:p>
          </table:table-cell>
          <table:table-cell table:style-name="ce74" office:value-type="date" office:date-value="2016-09-17" calcext:value-type="date" table:number-columns-spanned="1" table:number-rows-spanned="4">
            <text:p>17.09.16</text:p>
          </table:table-cell>
          <table:table-cell table:style-name="ce95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12"/>
          <table:table-cell table:style-name="ce35" office:value-type="string" calcext:value-type="string">
            <text:p>2. "Deine Rolle" – Button</text:p>
          </table:table-cell>
          <table:covered-table-cell table:style-name="ce59"/>
          <table:covered-table-cell table:number-columns-repeated="2" table:style-name="ce73"/>
          <table:table-cell table:style-name="ce96" office:value-type="string" calcext:value-type="string">
            <text:p>existiert</text:p>
          </table:table-cell>
          <table:table-cell table:style-name="ce114" table:number-columns-repeated="1016"/>
          <table:table-cell table:number-columns-repeated="2"/>
        </table:table-row>
        <table:table-row table:style-name="ro5">
          <table:table-cell table:style-name="ce12"/>
          <table:table-cell table:style-name="ce38" office:value-type="string" calcext:value-type="string">
            <text:p>- Rollenanzeige + Rollenbeschreibung</text:p>
          </table:table-cell>
          <table:covered-table-cell table:style-name="ce59"/>
          <table:covered-table-cell table:number-columns-repeated="2" table:style-name="ce73"/>
          <table:table-cell table:style-name="ce96" office:value-type="string" calcext:value-type="string">
            <text:p>Abgeschlossen</text:p>
          </table:table-cell>
          <table:table-cell table:style-name="ce114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5" office:value-type="string" calcext:value-type="string">
            <text:p>3. "Bereit" – Button</text:p>
          </table:table-cell>
          <table:covered-table-cell table:style-name="ce65"/>
          <table:covered-table-cell table:number-columns-repeated="2" table:style-name="ce73"/>
          <table:table-cell table:style-name="ce96" office:value-type="string" calcext:value-type="string">
            <text:p>existiert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13"/>
          <table:table-cell table:style-name="ce38" office:value-type="string" calcext:value-type="string">
            <text:p>- wenn alle "Bereit" - Button betätigt haben -&gt; "CloseEyesActivity"</text:p>
          </table:table-cell>
          <table:covered-table-cell table:style-name="ce58"/>
          <table:table-cell table:style-name="ce73" office:value-type="date" office:date-value="2016-09-20" calcext:value-type="date">
            <text:p>20.09.16</text:p>
          </table:table-cell>
          <table:table-cell table:style-name="ce73" office:value-type="date" office:date-value="2016-09-25" calcext:value-type="date">
            <text:p>25.09.16</text:p>
          </table:table-cell>
          <table:table-cell table:style-name="ce96" office:value-type="string" calcext:value-type="string">
            <text:p>Abgeschlossen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GameActivity</text:p>
          </table:table-cell>
          <table:table-cell table:style-name="ce31" office:value-type="string" calcext:value-type="string">
            <text:p>1. createObjects():</text:p>
          </table:table-cell>
          <table:table-cell table:style-name="ce60" office:value-type="string" calcext:value-type="string" table:number-columns-spanned="1" table:number-rows-spanned="4">
            <text:p>John</text:p>
          </table:table-cell>
          <table:table-cell table:style-name="ce75" office:value-type="date" office:date-value="2016-06-24" calcext:value-type="date" table:number-columns-spanned="1" table:number-rows-spanned="4">
            <text:p>24.06.16</text:p>
          </table:table-cell>
          <table:table-cell table:style-name="ce75" office:value-type="date" office:date-value="2016-06-30" calcext:value-type="date" table:number-columns-spanned="1" table:number-rows-spanned="4">
            <text:p>30.06.16</text:p>
          </table:table-cell>
          <table:table-cell table:style-name="ce96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2" office:value-type="string" calcext:value-type="string">
            <text:p>- erstellt entsprechend der Spieleranzahl Spielerbuttons auf Screens</text:p>
          </table:table-cell>
          <table:covered-table-cell table:style-name="ce67"/>
          <table:covered-table-cell table:number-columns-repeated="2" table:style-name="ce76"/>
          <table:table-cell table:style-name="ce96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1" office:value-type="string" calcext:value-type="string">
            <text:p>2. playerSelected():</text:p>
          </table:table-cell>
          <table:covered-table-cell table:style-name="ce67"/>
          <table:covered-table-cell table:number-columns-repeated="2" table:style-name="ce76"/>
          <table:table-cell table:style-name="ce96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9"/>
          <table:table-cell table:style-name="ce32" office:value-type="string" calcext:value-type="string">
            <text:p>- Zur visuellen Anzeige des aktuell ausgewählten Spiers</text:p>
          </table:table-cell>
          <table:covered-table-cell table:style-name="ce67"/>
          <table:covered-table-cell table:number-columns-repeated="2" table:style-name="ce76"/>
          <table:table-cell table:style-name="ce96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3">
          <table:table-cell table:style-name="ce12" office:value-type="string" calcext:value-type="string">
            <text:p>DiebActivity</text:p>
          </table:table-cell>
          <table:table-cell table:style-name="ce35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6" office:value-type="string" calcext:value-type="string">
            <text:p>Alex</text:p>
          </table:table-cell>
          <table:table-cell table:style-name="ce73" office:value-type="string" calcext:value-type="string">
            <text:p>15.9.16.</text:p>
          </table:table-cell>
          <table:table-cell table:style-name="ce73" office:value-type="date" office:date-value="2016-09-22" calcext:value-type="date">
            <text:p>22.09.16</text:p>
          </table:table-cell>
          <table:table-cell table:style-name="ce97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20"/>
          <table:table-cell table:style-name="ce35" office:value-type="string" calcext:value-type="string">
            <text:p>2. Audio: "Dieb erwacht</text:p>
          </table:table-cell>
          <table:table-cell table:style-name="ce66" table:formula="of:=[.C13]" office:value-type="string" office:string-value="Gina" calcext:value-type="string">
            <text:p>Gina</text:p>
          </table:table-cell>
          <table:table-cell table:style-name="ce73" office:value-type="date" office:date-value="2016-10-04" calcext:value-type="date">
            <text:p>04.10.16</text:p>
          </table:table-cell>
          <table:table-cell table:style-name="ce73" office:value-type="date" office:date-value="2016-10-18" calcext:value-type="date">
            <text:p>18.10.16</text:p>
          </table:table-cell>
          <table:table-cell table:style-name="ce94" office:value-type="string" calcext:value-type="string">
            <text:p>Abgeschlossen</text:p>
          </table:table-cell>
          <table:table-cell table:style-name="ce113" table:number-columns-repeated="1016"/>
          <table:table-cell table:number-columns-repeated="2"/>
        </table:table-row>
        <table:table-row table:style-name="ro5">
          <table:table-cell table:style-name="ce15"/>
          <table:table-cell table:style-name="ce39" office:value-type="string" calcext:value-type="string">
            <text:p>3. 5 Buttons</text:p>
          </table:table-cell>
          <table:table-cell table:style-name="ce64" office:value-type="string" calcext:value-type="string" table:number-columns-spanned="1" table:number-rows-spanned="10">
            <text:p>Alex</text:p>
          </table:table-cell>
          <table:table-cell table:style-name="ce79" office:value-type="date" office:date-value="2016-07-25" calcext:value-type="date" table:number-columns-spanned="1" table:number-rows-spanned="6">
            <text:p>25.07.16</text:p>
          </table:table-cell>
          <table:table-cell table:style-name="ce79" office:value-type="date" office:date-value="2016-07-31" calcext:value-type="date" table:number-columns-spanned="1" table:number-rows-spanned="6">
            <text:p>31.07.16</text:p>
          </table:table-cell>
          <table:table-cell table:style-name="ce94" office:value-type="string" calcext:value-type="string">
            <text:p>existiert</text:p>
          </table:table-cell>
          <table:table-cell table:number-columns-repeated="1018"/>
        </table:table-row>
        <table:table-row table:style-name="ro5">
          <table:table-cell table:style-name="ce15"/>
          <table:table-cell table:style-name="ce40" office:value-type="string" calcext:value-type="string">
            <text:p>- 2 Imagebuttons <text:span text:style-name="T2">(</text:span>mögliche Rollenauswahl - aus DB -&gt; Aufruf databaseCon<text:span text:style-name="T2">)</text:span></text:p>
          </table:table-cell>
          <table:covered-table-cell table:style-name="ce58"/>
          <table:covered-table-cell table:number-columns-repeated="2" table:style-name="ce72"/>
          <table:table-cell table:style-name="ce94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1 Textbutton <text:span text:style-name="T2">(</text:span>Dorfbewohner bleiben<text:span text:style-name="T2">)</text:span></text:p>
          </table:table-cell>
          <table:covered-table-cell table:number-columns-repeated="3" table:style-name="ce5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2 Rolleninfos (Rollenerklärung der Auswahlmöglichkeiten)</text:p>
          </table:table-cell>
          <table:covered-table-cell table:number-columns-repeated="3" table:style-name="ce5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4. Textfeld mit Aufforderung zur Rollenänderung</text:p>
          </table:table-cell>
          <table:covered-table-cell table:number-columns-repeated="3" table:style-name="ce5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5. Infobutton mit PopUp "Was soll getan werden"</text:p>
          </table:table-cell>
          <table:covered-table-cell table:number-columns-repeated="3" table:style-name="ce5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39" office:value-type="string" calcext:value-type="string">
            <text:p>6. nach Klick auf Wahl – PopUp "Sicher?" -&gt;nach "JA" -&gt;weiter mit nächster Phase -&gt;Auruf setNextPhase</text:p>
          </table:table-cell>
          <table:covered-table-cell table:style-name="ce58"/>
          <table:table-cell table:style-name="ce79" office:value-type="date" office:date-value="2016-09-15" calcext:value-type="date">
            <text:p>15.09.16</text:p>
          </table:table-cell>
          <table:table-cell table:style-name="ce79" office:value-type="date" office:date-value="2016-09-22" calcext:value-type="date">
            <text:p>22.09.16</text:p>
          </table:table-cell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1" office:value-type="string" calcext:value-type="string">
            <text:p>-&gt; wenn Werwolf zur Wahl steht, muss sich Dieb dafür entscheiden</text:p>
          </table:table-cell>
          <table:covered-table-cell table:style-name="ce58"/>
          <table:table-cell table:style-name="ce79" office:value-type="date" office:date-value="2016-11-08" calcext:value-type="date">
            <text:p>08.11.16</text:p>
          </table:table-cell>
          <table:table-cell table:style-name="ce79" office:value-type="date" office:date-value="2016-11-14" calcext:value-type="date">
            <text:p>14.11.16</text:p>
          </table:table-cell>
          <table:table-cell table:style-name="ce98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7. Datenbank update -&gt;Aufruf DiebDB</text:p>
          </table:table-cell>
          <table:covered-table-cell table:style-name="ce58"/>
          <table:table-cell table:style-name="ce79" office:value-type="date" office:date-value="2016-09-15" calcext:value-type="date" table:number-columns-spanned="1" table:number-rows-spanned="2">
            <text:p>15.09.16</text:p>
          </table:table-cell>
          <table:table-cell table:style-name="ce79" office:value-type="date" office:date-value="2016-09-22" calcext:value-type="date" table:number-columns-spanned="1" table:number-rows-spanned="2">
            <text:p>22.09.16</text:p>
          </table:table-cell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39" office:value-type="string" calcext:value-type="string">
            <text:p>8. wenn aktuelle Phase nicht Rolle entspricht -&gt; warten auf nächste Phase/ kontinuierlicher Abruf der datenbank -&gt; Aufruf getCurrentPhase</text:p>
          </table:table-cell>
          <table:covered-table-cell table:number-columns-repeated="2" table:style-name="ce58"/>
          <table:covered-table-cell table:style-name="ce72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AmorActivity</text:p>
          </table:table-cell>
          <table:table-cell table:style-name="ce42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2" office:value-type="string" calcext:value-type="string">
            <text:p>Gina</text:p>
          </table:table-cell>
          <table:table-cell table:style-name="ce78" office:value-type="date" office:date-value="2016-09-15" calcext:value-type="date">
            <text:p>15.09.16</text:p>
          </table:table-cell>
          <table:table-cell table:style-name="ce78" office:value-type="date" office:date-value="2016-09-22" calcext:value-type="date">
            <text:p>22.09.16</text:p>
          </table:table-cell>
          <table:table-cell table:style-name="ce99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21"/>
          <table:table-cell table:style-name="ce42" office:value-type="string" calcext:value-type="string">
            <text:p>2. Audio: "Amor erwacht"</text:p>
          </table:table-cell>
          <table:table-cell table:style-name="ce62" table:formula="of:=[.C13]" office:value-type="string" office:string-value="Gina" calcext:value-type="string">
            <text:p>Gina</text:p>
          </table:table-cell>
          <table:table-cell table:style-name="ce78" office:value-type="date" office:date-value="2016-10-04" calcext:value-type="date">
            <text:p>04.10.16</text:p>
          </table:table-cell>
          <table:table-cell table:style-name="ce78" office:value-type="date" office:date-value="2016-10-18" calcext:value-type="date">
            <text:p>18.10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3. Spielerreihen</text:p>
          </table:table-cell>
          <table:table-cell table:style-name="ce62" office:value-type="string" calcext:value-type="string" table:number-columns-spanned="1" table:number-rows-spanned="5">
            <text:p>Gina</text:p>
          </table:table-cell>
          <table:table-cell table:style-name="ce77" office:value-type="date" office:date-value="2016-08-29" calcext:value-type="date" table:number-columns-spanned="1" table:number-rows-spanned="5">
            <text:p>29.08.16</text:p>
          </table:table-cell>
          <table:table-cell table:style-name="ce77" office:value-type="date" office:date-value="2016-09-04" calcext:value-type="date" table:number-columns-spanned="1" table:number-rows-spanned="5">
            <text:p>04.09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4. Aufforderung Liebespaar wählen</text:p>
          </table:table-cell>
          <table:covered-table-cell table:number-columns-repeated="3" table:style-name="ce63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5. "Bestätigungsbutton"</text:p>
          </table:table-cell>
          <table:covered-table-cell table:number-columns-repeated="3" table:style-name="ce63"/>
          <table:table-cell table:style-name="ce100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- bei Klick -&gt; PopUpInfo "x und y haben sich verliebt"</text:p>
          </table:table-cell>
          <table:covered-table-cell table:number-columns-repeated="3" table:style-name="ce63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- Datenbank updaten -&gt; Aufruf AmorDB</text:p>
          </table:table-cell>
          <table:covered-table-cell table:number-columns-repeated="3" table:style-name="ce63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7"/>
          <table:table-cell table:style-name="ce43" office:value-type="string" calcext:value-type="string">
            <text:p>- nach x Zeit - Audio "Amor schläft wieder ein" -&gt; weiter mit nächster Phase -&gt; Aufruf setNextPhase</text:p>
          </table:table-cell>
          <table:table-cell table:style-name="ce63" table:formula="of:=[.C13]" office:value-type="string" office:string-value="Gina" calcext:value-type="string">
            <text:p>Gina</text:p>
          </table:table-cell>
          <table:table-cell table:style-name="ce78" office:value-type="date" office:date-value="2016-10-04" calcext:value-type="date">
            <text:p>04.10.16</text:p>
          </table:table-cell>
          <table:table-cell table:style-name="ce78" office:value-type="date" office:date-value="2016-10-18" calcext:value-type="date">
            <text:p>18.10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2" office:value-type="string" calcext:value-type="string">
            <text:p>6. wenn aktuelle Phase nicht Rolle entspricht -&gt; warten auf nächste Phase/ kontinuierlicher Abruf der datenbank -&gt; Aufruf getCurrentPhase</text:p>
          </table:table-cell>
          <table:table-cell table:style-name="ce63" office:value-type="string" calcext:value-type="string">
            <text:p>Gina</text:p>
          </table:table-cell>
          <table:table-cell table:style-name="ce78" office:value-type="string" calcext:value-type="string">
            <text:p>15.9.16.</text:p>
          </table:table-cell>
          <table:table-cell table:style-name="ce78" office:value-type="date" office:date-value="2016-09-22" calcext:value-type="date">
            <text:p>22.09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WerwolfActivity</text:p>
          </table:table-cell>
          <table:table-cell table:style-name="ce39" office:value-type="string" calcext:value-type="string">
            <text:p>1. aktuelle Phase abrufen -&gt;Aufruf getCurrentPhase -&gt; <text:s/>überprüfen, ob Phase eigenen Rolle entspricht</text:p>
          </table:table-cell>
          <table:table-cell table:style-name="ce64" office:value-type="string" calcext:value-type="string">
            <text:p>John</text:p>
          </table:table-cell>
          <table:table-cell table:style-name="ce79" office:value-type="date" office:date-value="2016-09-12" calcext:value-type="date">
            <text:p>12.09.16</text:p>
          </table:table-cell>
          <table:table-cell table:style-name="ce79" office:value-type="date" office:date-value="2016-09-26" calcext:value-type="date">
            <text:p>26.09.16</text:p>
          </table:table-cell>
          <table:table-cell table:style-name="ce101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Audio: "Werwölfe erwachen"</text:p>
          </table:table-cell>
          <table:table-cell table:style-name="ce64" table:formula="of:=[.C13]" office:value-type="string" office:string-value="Gina" calcext:value-type="string">
            <text:p>Gina</text:p>
          </table:table-cell>
          <table:table-cell table:style-name="ce72" office:value-type="date" office:date-value="2016-10-04" calcext:value-type="date">
            <text:p>04.10.16</text:p>
          </table:table-cell>
          <table:table-cell table:style-name="ce72" office:value-type="date" office:date-value="2016-10-18" calcext:value-type="date">
            <text:p>18.10.16</text:p>
          </table:table-cell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3. Spielerreihen</text:p>
          </table:table-cell>
          <table:table-cell table:style-name="ce64" office:value-type="string" calcext:value-type="string" table:number-columns-spanned="1" table:number-rows-spanned="5">
            <text:p>John</text:p>
          </table:table-cell>
          <table:table-cell table:style-name="ce79" office:value-type="date" office:date-value="2016-09-12" calcext:value-type="date" table:number-columns-spanned="1" table:number-rows-spanned="5">
            <text:p>12.09.16</text:p>
          </table:table-cell>
          <table:table-cell table:style-name="ce79" office:value-type="date" office:date-value="2016-09-26" calcext:value-type="date" table:number-columns-spanned="1" table:number-rows-spanned="5">
            <text:p>26.09.16</text:p>
          </table:table-cell>
          <table:table-cell table:style-name="ce98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4. Aufforderung zu töten</text:p>
          </table:table-cell>
          <table:covered-table-cell table:number-columns-repeated="3" table:style-name="ce5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5. "Bestätigungsbutton"</text:p>
          </table:table-cell>
          <table:covered-table-cell table:number-columns-repeated="3" table:style-name="ce58"/>
          <table:table-cell table:style-name="ce98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40" office:value-type="string" calcext:value-type="string">
            <text:p>- bei Klick -&gt; wenn alle bestätigt haben - aktuell ausgewähltes Opfer als "Opfer der Werwölfe" festsetzen</text:p>
          </table:table-cell>
          <table:covered-table-cell table:number-columns-repeated="3" table:style-name="ce5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Datenbank update -&gt; Aufruf WerwolfDB</text:p>
          </table:table-cell>
          <table:covered-table-cell table:number-columns-repeated="3" table:style-name="ce64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Audio: "Werwölfe schlafen wieder ein"</text:p>
          </table:table-cell>
          <table:table-cell table:style-name="ce64" table:formula="of:=[.C13]" office:value-type="string" office:string-value="Gina" calcext:value-type="string">
            <text:p>Gina</text:p>
          </table:table-cell>
          <table:table-cell table:style-name="ce79" office:value-type="date" office:date-value="2016-10-04" calcext:value-type="date">
            <text:p>04.10.16</text:p>
          </table:table-cell>
          <table:table-cell table:style-name="ce79" office:value-type="date" office:date-value="2016-10-18" calcext:value-type="date">
            <text:p>18.10.16</text:p>
          </table:table-cell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- nächste Phase einleiten -&gt; Aufruf setNextPhase</text:p>
          </table:table-cell>
          <table:table-cell table:style-name="ce64" office:value-type="string" calcext:value-type="string" table:number-columns-spanned="1" table:number-rows-spanned="2">
            <text:p>John</text:p>
          </table:table-cell>
          <table:table-cell table:style-name="ce72" office:value-type="date" office:date-value="2016-09-12" calcext:value-type="date">
            <text:p>12.09.16</text:p>
          </table:table-cell>
          <table:table-cell table:style-name="ce72" office:value-type="date" office:date-value="2016-09-26" calcext:value-type="date">
            <text:p>26.09.16</text:p>
          </table:table-cell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39" office:value-type="string" calcext:value-type="string">
            <text:p>7. wenn aktuelle Phase nicht Rolle entspricht -&gt; warten auf nächste Phase/ kontinuierlicher Abruf der datenbank -&gt; Aufruf getCurrentPhase</text:p>
          </table:table-cell>
          <table:covered-table-cell table:style-name="ce58"/>
          <table:table-cell table:style-name="ce58" office:value-type="string" calcext:value-type="string">
            <text:p>15.9.16.</text:p>
          </table:table-cell>
          <table:table-cell table:style-name="ce72" office:value-type="date" office:date-value="2016-09-22" calcext:value-type="date">
            <text:p>22.09.16</text:p>
          </table:table-cell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SeherinActivity</text:p>
          </table:table-cell>
          <table:table-cell table:style-name="ce42" office:value-type="string" calcext:value-type="string">
            <text:p>1. aktuelle Phase abrufen -&gt; Aufruf getCurrentPhase -&gt; überprüfen, ob Phase eigenen Rolle entspricht</text:p>
          </table:table-cell>
          <table:table-cell table:style-name="ce62" office:value-type="string" calcext:value-type="string">
            <text:p>Alex</text:p>
          </table:table-cell>
          <table:table-cell table:style-name="ce78" office:value-type="date" office:date-value="2016-09-15" calcext:value-type="date">
            <text:p>15.09.16</text:p>
          </table:table-cell>
          <table:table-cell table:style-name="ce78" office:value-type="date" office:date-value="2016-09-22" calcext:value-type="date">
            <text:p>22.09.16</text:p>
          </table:table-cell>
          <table:table-cell table:style-name="ce102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21"/>
          <table:table-cell table:style-name="ce42" office:value-type="string" calcext:value-type="string">
            <text:p>2. Audio: "Seherin erwacht"</text:p>
          </table:table-cell>
          <table:table-cell table:style-name="ce62" table:formula="of:=[.C13]" office:value-type="string" office:string-value="Gina" calcext:value-type="string">
            <text:p>Gina</text:p>
          </table:table-cell>
          <table:table-cell table:style-name="ce78" office:value-type="date" office:date-value="2016-10-04" calcext:value-type="date">
            <text:p>04.10.16</text:p>
          </table:table-cell>
          <table:table-cell table:style-name="ce78" office:value-type="date" office:date-value="2016-10-18" calcext:value-type="date">
            <text:p>18.10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3. Textfeld Aufforderung "Wessen Identität möchtest du erfahren"</text:p>
          </table:table-cell>
          <table:table-cell table:style-name="ce62" office:value-type="string" calcext:value-type="string" table:number-columns-spanned="1" table:number-rows-spanned="6">
            <text:p>Alex</text:p>
          </table:table-cell>
          <table:table-cell table:style-name="ce77" office:value-type="date" office:date-value="2016-08-29" calcext:value-type="date" table:number-columns-spanned="1" table:number-rows-spanned="5">
            <text:p>29.08.16</text:p>
          </table:table-cell>
          <table:table-cell table:style-name="ce77" office:value-type="date" office:date-value="2016-09-04" calcext:value-type="date" table:number-columns-spanned="1" table:number-rows-spanned="5">
            <text:p>04.09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4. Spielerreihen</text:p>
          </table:table-cell>
          <table:covered-table-cell table:number-columns-repeated="3" table:style-name="ce63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5. <text:s/>PopUp "Was soll getan werden"</text:p>
          </table:table-cell>
          <table:covered-table-cell table:number-columns-repeated="3" table:style-name="ce63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6. PopUp mit Gesinnung des ausgewählten Spielers</text:p>
          </table:table-cell>
          <table:covered-table-cell table:number-columns-repeated="3" table:style-name="ce63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32" office:value-type="string" calcext:value-type="string">
            <text:p>- Erhalt durch Datenbankabfrage -&gt; Aufruf databaseCon</text:p>
          </table:table-cell>
          <table:covered-table-cell table:number-columns-repeated="3" table:style-name="ce63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3" office:value-type="string" calcext:value-type="string">
            <text:p>- mit Klick auf OK -&gt; <text:s/>nächste Phase einleiten -&gt; Aufruf setNextPhase</text:p>
          </table:table-cell>
          <table:covered-table-cell table:style-name="ce63"/>
          <table:table-cell table:style-name="ce78" office:value-type="date" office:date-value="2016-09-15" calcext:value-type="date">
            <text:p>15.09.16</text:p>
          </table:table-cell>
          <table:table-cell table:style-name="ce78" office:value-type="date" office:date-value="2016-09-22" calcext:value-type="date">
            <text:p>22.09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3" office:value-type="string" calcext:value-type="string">
            <text:p>-&gt; Audio: "Seherin schläft wieder ein" </text:p>
          </table:table-cell>
          <table:table-cell table:style-name="ce63" table:formula="of:=[.C13]" office:value-type="string" office:string-value="Gina" calcext:value-type="string">
            <text:p>Gina</text:p>
          </table:table-cell>
          <table:table-cell table:style-name="ce78" office:value-type="date" office:date-value="2016-10-04" calcext:value-type="date">
            <text:p>04.10.16</text:p>
          </table:table-cell>
          <table:table-cell table:style-name="ce78" office:value-type="date" office:date-value="2016-10-18" calcext:value-type="date">
            <text:p>18.10.16</text:p>
          </table:table-cell>
          <table:table-cell table:style-name="ce100" office:value-type="string" calcext:value-type="string">
            <text:p>in Arbeit</text:p>
          </table:table-cell>
          <table:table-cell table:number-columns-repeated="1018"/>
        </table:table-row>
        <table:table-row table:style-name="ro3">
          <table:table-cell table:style-name="ce17"/>
          <table:table-cell table:style-name="ce42" office:value-type="string" calcext:value-type="string">
            <text:p>7. wenn aktuelle Phase nicht Rolle entspricht -&gt; warten auf nächste Phase/ kontinuierlicher Abruf der datenbank -&gt; Aufruf getCurrentPhase</text:p>
          </table:table-cell>
          <table:table-cell table:style-name="ce63" office:value-type="string" calcext:value-type="string">
            <text:p>Alex</text:p>
          </table:table-cell>
          <table:table-cell table:style-name="ce78" office:value-type="string" calcext:value-type="string">
            <text:p>15.9.16.</text:p>
          </table:table-cell>
          <table:table-cell table:style-name="ce78" office:value-type="date" office:date-value="2016-09-22" calcext:value-type="date">
            <text:p>22.09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HexeActivity</text:p>
          </table:table-cell>
          <table:table-cell table:style-name="ce39" office:value-type="string" calcext:value-type="string">
            <text:p>1. aktuelle Phase abrufen -&gt; Aufruf getCurrentPhase -&gt; überprüfen, ob Phase eigenen Rolle entspricht</text:p>
          </table:table-cell>
          <table:table-cell table:style-name="ce64" office:value-type="string" calcext:value-type="string">
            <text:p>Gina</text:p>
          </table:table-cell>
          <table:table-cell table:style-name="ce72" office:value-type="date" office:date-value="2016-09-15" calcext:value-type="date">
            <text:p>15.09.16</text:p>
          </table:table-cell>
          <table:table-cell table:style-name="ce72" office:value-type="date" office:date-value="2016-09-22" calcext:value-type="date">
            <text:p>22.09.16</text:p>
          </table:table-cell>
          <table:table-cell table:style-name="ce103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Audio:"Hexe erwacht"</text:p>
          </table:table-cell>
          <table:table-cell table:style-name="ce64" table:formula="of:=[.C13]" office:value-type="string" office:string-value="Gina" calcext:value-type="string">
            <text:p>Gina</text:p>
          </table:table-cell>
          <table:table-cell table:style-name="ce72" office:value-type="date" office:date-value="2016-10-04" calcext:value-type="date">
            <text:p>04.10.16</text:p>
          </table:table-cell>
          <table:table-cell table:style-name="ce72" office:value-type="date" office:date-value="2016-10-18" calcext:value-type="date">
            <text:p>18.10.16</text:p>
          </table:table-cell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3. Spielerreihen</text:p>
          </table:table-cell>
          <table:table-cell table:style-name="ce64" office:value-type="string" calcext:value-type="string" table:number-columns-spanned="1" table:number-rows-spanned="13">
            <text:p>Gina</text:p>
          </table:table-cell>
          <table:table-cell table:style-name="ce79" office:value-type="date" office:date-value="2016-09-05" calcext:value-type="date" table:number-columns-spanned="1" table:number-rows-spanned="12">
            <text:p>05.09.16</text:p>
          </table:table-cell>
          <table:table-cell table:style-name="ce79" office:value-type="date" office:date-value="2016-09-10" calcext:value-type="date" table:number-columns-spanned="1" table:number-rows-spanned="12">
            <text:p>10.09.16</text:p>
          </table:table-cell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4. Infobutton mit PopUp "Was soll getan werden"</text:p>
          </table:table-cell>
          <table:covered-table-cell table:number-columns-repeated="3" table:style-name="ce5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5. 2 Tränkebuttons</text:p>
          </table:table-cell>
          <table:covered-table-cell table:number-columns-repeated="3" table:style-name="ce58"/>
          <table:table-cell table:style-name="ce98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Datenbankabfrage: Tränke verfügbar? -&gt; Aufruf databseCon</text:p>
          </table:table-cell>
          <table:covered-table-cell table:number-columns-repeated="3" table:style-name="ce5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welche nur enable, wenn entsprechende Trank noch verfügbar</text:p>
          </table:table-cell>
          <table:covered-table-cell table:number-columns-repeated="3" table:style-name="ce5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6. Textfeld mit änderbarem Inhalt:</text:p>
          </table:table-cell>
          <table:covered-table-cell table:number-columns-repeated="3" table:style-name="ce58"/>
          <table:table-cell table:style-name="ce98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Opfer der Werwölfe</text:p>
          </table:table-cell>
          <table:covered-table-cell table:number-columns-repeated="3" table:style-name="ce5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bei Klick auf "Heiltrank" - Button -&gt; "Du hast x gerettet"</text:p>
          </table:table-cell>
          <table:covered-table-cell table:number-columns-repeated="3" table:style-name="ce5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bei Klick auf "Gifttrank" - Button -&gt; "Wähle dein Opfer"</text:p>
          </table:table-cell>
          <table:covered-table-cell table:number-columns-repeated="3" table:style-name="ce5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nach Opferwahl: "Du hast x vergiftet"</text:p>
          </table:table-cell>
          <table:covered-table-cell table:number-columns-repeated="3" table:style-name="ce5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7. "Fertig" – Button</text:p>
          </table:table-cell>
          <table:covered-table-cell table:number-columns-repeated="3" table:style-name="ce58"/>
          <table:table-cell table:style-name="ce98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Datenbankupdate -&gt; Aufruf HexeDB</text:p>
          </table:table-cell>
          <table:covered-table-cell table:number-columns-repeated="3" table:style-name="ce5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Einleitung der nächsten Phase -&gt; Aufruf setNextPhase</text:p>
          </table:table-cell>
          <table:covered-table-cell table:style-name="ce58"/>
          <table:table-cell table:style-name="ce58" office:value-type="string" calcext:value-type="string">
            <text:p>15.9.16.</text:p>
          </table:table-cell>
          <table:table-cell table:style-name="ce72" office:value-type="date" office:date-value="2016-09-22" calcext:value-type="date">
            <text:p>22.09.16</text:p>
          </table:table-cell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Audio "Hexe schläft wieder ein</text:p>
          </table:table-cell>
          <table:table-cell table:style-name="ce58" table:formula="of:=[.C13]" office:value-type="string" office:string-value="Gina" calcext:value-type="string">
            <text:p>Gina</text:p>
          </table:table-cell>
          <table:table-cell table:style-name="ce72" office:value-type="date" office:date-value="2016-10-04" calcext:value-type="date">
            <text:p>04.10.16</text:p>
          </table:table-cell>
          <table:table-cell table:style-name="ce72" office:value-type="date" office:date-value="2016-10-18" calcext:value-type="date">
            <text:p>18.10.16</text:p>
          </table:table-cell>
          <table:table-cell table:style-name="ce98" office:value-type="string" calcext:value-type="string">
            <text:p>in Arbei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39" office:value-type="string" calcext:value-type="string">
            <text:p>8. wenn aktuelle Phase nicht Rolle entspricht -&gt; warten auf nächste Phase/ kontinuierlicher Abruf der datenbank -&gt; Aufruf getCurrentPhase</text:p>
          </table:table-cell>
          <table:table-cell table:style-name="ce58" office:value-type="string" calcext:value-type="string">
            <text:p>Gina</text:p>
          </table:table-cell>
          <table:table-cell table:style-name="ce72" office:value-type="string" calcext:value-type="string">
            <text:p>15.9.16.</text:p>
          </table:table-cell>
          <table:table-cell table:style-name="ce72" office:value-type="date" office:date-value="2016-09-22" calcext:value-type="date">
            <text:p>22.09.16</text:p>
          </table:table-cell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showVictimActivity</text:p>
          </table:table-cell>
          <table:table-cell table:style-name="ce42" office:value-type="string" calcext:value-type="string">
            <text:p>1. Audio: "Alle erwachen"</text:p>
          </table:table-cell>
          <table:table-cell table:style-name="ce62" table:formula="of:=[.C13]" office:value-type="string" office:string-value="Gina" calcext:value-type="string">
            <text:p>Gina</text:p>
          </table:table-cell>
          <table:table-cell table:style-name="ce78" office:value-type="date" office:date-value="2016-10-04" calcext:value-type="date">
            <text:p>04.10.16</text:p>
          </table:table-cell>
          <table:table-cell table:style-name="ce78" office:value-type="date" office:date-value="2016-10-18" calcext:value-type="date">
            <text:p>18.10.16</text:p>
          </table:table-cell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21"/>
          <table:table-cell table:style-name="ce42" office:value-type="string" calcext:value-type="string">
            <text:p>2. showVictimDB -&gt; Opfer der Nacht/ des Tages bekommen (abhängig von vorangegangener Phase)</text:p>
          </table:table-cell>
          <table:table-cell table:style-name="ce62" office:value-type="string" calcext:value-type="string" table:number-columns-spanned="1" table:number-rows-spanned="8">
            <text:p>Gina, Alex </text:p>
          </table:table-cell>
          <table:table-cell table:style-name="ce77" office:value-type="date" office:date-value="2016-10-19" calcext:value-type="date" table:number-columns-spanned="1" table:number-rows-spanned="7">
            <text:p>19.10.16</text:p>
          </table:table-cell>
          <table:table-cell table:style-name="ce77" office:value-type="date" office:date-value="2016-10-26" calcext:value-type="date" table:number-columns-spanned="1" table:number-rows-spanned="7">
            <text:p>26.10.16</text:p>
          </table:table-cell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21"/>
          <table:table-cell table:style-name="ce42" office:value-type="string" calcext:value-type="string">
            <text:p>3. Opfer anzeigen und ob sie gut oder böse waren</text:p>
          </table:table-cell>
          <table:covered-table-cell table:style-name="ce62"/>
          <table:covered-table-cell table:number-columns-repeated="2" table:style-name="ce78"/>
          <table:table-cell table:style-name="ce104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2" office:value-type="string" calcext:value-type="string">
            <text:p>4. nach bestimmter Zeit -&gt; DB update – Opfer alive ändern -&gt;Aufruf Kill</text:p>
          </table:table-cell>
          <table:covered-table-cell table:style-name="ce63"/>
          <table:covered-table-cell table:number-columns-repeated="2" table:style-name="ce78"/>
          <table:table-cell table:style-name="ce105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4" office:value-type="string" calcext:value-type="string">
            <text:p>-&gt; wenn Jäger gestorben -&gt; setNextPhase() - JägerPhase setzen</text:p>
          </table:table-cell>
          <table:covered-table-cell table:style-name="ce63"/>
          <table:covered-table-cell table:number-columns-repeated="2" table:style-name="ce78"/>
          <table:table-cell table:style-name="ce105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4" office:value-type="string" calcext:value-type="string">
            <text:p>-&gt; Aufruf killDB (ändert "alive" der Opfer)</text:p>
          </table:table-cell>
          <table:covered-table-cell table:style-name="ce63"/>
          <table:covered-table-cell table:number-columns-repeated="2" table:style-name="ce78"/>
          <table:table-cell table:style-name="ce105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5" office:value-type="string" calcext:value-type="string">
            <text:p>-&gt; ruft GameOverDB auf (Spiel vorbei?)</text:p>
          </table:table-cell>
          <table:covered-table-cell table:style-name="ce63"/>
          <table:covered-table-cell table:number-columns-repeated="2" table:style-name="ce78"/>
          <table:table-cell table:style-name="ce105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2" office:value-type="string" calcext:value-type="string">
            <text:p>5. Aufruf setNextPhase()</text:p>
          </table:table-cell>
          <table:covered-table-cell table:style-name="ce63"/>
          <table:covered-table-cell table:number-columns-repeated="2" table:style-name="ce78"/>
          <table:table-cell table:style-name="ce105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6. Ansicht, wenn man selbst gestorben ist</text:p>
          </table:table-cell>
          <table:covered-table-cell table:style-name="ce63"/>
          <table:table-cell table:style-name="ce78" office:value-type="date" office:date-value="2016-11-14" calcext:value-type="date">
            <text:p>14.11.16</text:p>
          </table:table-cell>
          <table:table-cell table:style-name="ce78" office:value-type="date" office:date-value="2016-11-20" calcext:value-type="date">
            <text:p>20.11.16</text:p>
          </table:table-cell>
          <table:table-cell table:style-name="ce105" office:value-type="string" calcext:value-type="string">
            <text:p>nicht begonnen</text:p>
          </table:table-cell>
          <table:table-cell table:number-columns-repeated="1018"/>
        </table:table-row>
        <table:table-row table:style-name="ro12">
          <table:table-cell table:style-name="ce22" office:value-type="string" calcext:value-type="string">
            <text:p>TagActivity</text:p>
          </table:table-cell>
          <table:table-cell table:style-name="ce46" office:value-type="string" calcext:value-type="string">
            <text:p>1. Spielerreihen </text:p>
          </table:table-cell>
          <table:table-cell table:style-name="ce68" office:value-type="string" calcext:value-type="string" table:number-columns-spanned="1" table:number-rows-spanned="8">
            <text:p>John </text:p>
          </table:table-cell>
          <table:table-cell table:style-name="ce81" office:value-type="date" office:date-value="2016-09-21" calcext:value-type="date" table:number-columns-spanned="1" table:number-rows-spanned="6">
            <text:p>21.09.16</text:p>
          </table:table-cell>
          <table:table-cell table:style-name="ce81" office:value-type="date" office:date-value="2016-09-28" calcext:value-type="date" table:number-columns-spanned="1" table:number-rows-spanned="6">
            <text:p>28.09.16</text:p>
          </table:table-cell>
          <table:table-cell table:style-name="ce106" office:value-type="string" calcext:value-type="string">
            <text:p>Abgeschlossen</text:p>
          </table:table-cell>
          <table:table-cell table:style-name="Default" table:number-columns-repeated="1016"/>
          <table:table-cell table:number-columns-repeated="2"/>
        </table:table-row>
        <table:table-row table:style-name="ro12">
          <table:table-cell table:style-name="ce15"/>
          <table:table-cell table:style-name="ce39" office:value-type="string" calcext:value-type="string">
            <text:p>2. PopUp: Aufforderung zur Nominierung</text:p>
          </table:table-cell>
          <table:covered-table-cell table:style-name="ce64"/>
          <table:covered-table-cell table:number-columns-repeated="2" table:style-name="ce79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39" office:value-type="string" calcext:value-type="string">
            <text:p>3. wenn nominiert -&gt;Button zur Wahl unenabled machen (Wahl kann nicht geändert werden) + <text:s/>Aufruf databaseCon -&gt; vote für Spieler in DB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6" office:value-type="string" calcext:value-type="string">
            <text:p>4. warten, bis alle nominiert habe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1">
          <table:table-cell table:style-name="ce15"/>
          <table:table-cell table:style-name="ce47" office:value-type="string" calcext:value-type="string">
            <text:p>5. wenn alle nominiert haben -&gt; "Auszählen" der Stimmen + Opfer in DB setzen (Aufruf databseCon.setVictim)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39" office:value-type="string" calcext:value-type="string">
            <text:p>6. Aufruf setNextPhase() (showVictimActivity wird aufgerufen)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39" office:value-type="string" calcext:value-type="string">
            <text:p>7. nach Ablauf der Abstimmung</text:p>
          </table:table-cell>
          <table:covered-table-cell table:style-name="ce58"/>
          <table:table-cell table:style-name="ce79" office:value-type="date" office:date-value="2016-09-30" calcext:value-type="date" table:number-columns-spanned="1" table:number-rows-spanned="2">
            <text:p>30.09.16</text:p>
          </table:table-cell>
          <table:table-cell table:style-name="ce79" office:value-type="date" office:date-value="2016-10-03" calcext:value-type="date" table:number-columns-spanned="1" table:number-rows-spanned="2">
            <text:p>03.10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0" office:value-type="string" calcext:value-type="string">
            <text:p>- nächste Phase einleiten (showVictim)-&gt; Aufruf setNextPhase</text:p>
          </table:table-cell>
          <table:covered-table-cell table:style-name="ce58"/>
          <table:covered-table-cell table:style-name="ce72" office:value-type="date" office:date-value="2016-09-30" calcext:value-type="date">
            <text:p>30.09.16</text:p>
          </table:covered-table-cell>
          <table:covered-table-cell table:style-name="ce72" office:value-type="date" office:date-value="2016-10-03" calcext:value-type="date">
            <text:p>03.10.16</text:p>
          </table:covered-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JaegerActivity</text:p>
          </table:table-cell>
          <table:table-cell table:style-name="ce42" office:value-type="string" calcext:value-type="string">
            <text:p>1. Anzeige oder Audio -&gt; Jäger getötet</text:p>
          </table:table-cell>
          <table:table-cell table:style-name="ce62" office:value-type="string" calcext:value-type="string" table:number-columns-spanned="1" table:number-rows-spanned="7">
            <text:p>Alex</text:p>
          </table:table-cell>
          <table:table-cell table:style-name="ce77" office:value-type="date" office:date-value="2016-10-03" calcext:value-type="date" table:number-columns-spanned="1" table:number-rows-spanned="7">
            <text:p>03.10.16</text:p>
          </table:table-cell>
          <table:table-cell table:style-name="ce77" office:value-type="date" office:date-value="2016-10-10" calcext:value-type="date" table:number-columns-spanned="1" table:number-rows-spanned="7">
            <text:p>10.10.16</text:p>
          </table:table-cell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2. aktuelle Phase abrufen -&gt; überprüfen, ob Phase eigenen Rolle entspricht</text:p>
          </table:table-cell>
          <table:covered-table-cell table:style-name="ce62"/>
          <table:covered-table-cell table:number-columns-repeated="2" table:style-name="ce77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3. Info: darf jemanden mit in den Tod reißen</text:p>
          </table:table-cell>
          <table:covered-table-cell table:style-name="ce63"/>
          <table:covered-table-cell table:number-columns-repeated="2" table:style-name="ce7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4. Spielerreihen</text:p>
          </table:table-cell>
          <table:covered-table-cell table:style-name="ce63"/>
          <table:covered-table-cell table:number-columns-repeated="2" table:style-name="ce7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5. Bestätigungsbutton</text:p>
          </table:table-cell>
          <table:covered-table-cell table:style-name="ce63"/>
          <table:covered-table-cell table:number-columns-repeated="2" table:style-name="ce7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6. Datenbank updaten -&gt; Aufruf Kill</text:p>
          </table:table-cell>
          <table:covered-table-cell table:style-name="ce63"/>
          <table:covered-table-cell table:number-columns-repeated="2" table:style-name="ce7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7"/>
          <table:table-cell table:style-name="ce42" office:value-type="string" calcext:value-type="string">
            <text:p>7. nächste Phase einleiten -&gt;Aufruf setNextPhase </text:p>
          </table:table-cell>
          <table:covered-table-cell table:style-name="ce63"/>
          <table:covered-table-cell table:number-columns-repeated="2" table:style-name="ce78"/>
          <table:table-cell table:style-name="ce98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 office:value-type="string" calcext:value-type="string">
            <text:p>GameOverActivity</text:p>
          </table:table-cell>
          <table:table-cell table:style-name="ce39" office:value-type="string" calcext:value-type="string">
            <text:p>1. Aufruf über DB (eigene Phase) -&gt; wenn Kriterien stimmen (in GameOverDB abgefragt)</text:p>
          </table:table-cell>
          <table:table-cell table:style-name="ce64" office:value-type="string" calcext:value-type="string" table:number-columns-spanned="1" table:number-rows-spanned="5">
            <text:p>Gina</text:p>
          </table:table-cell>
          <table:table-cell table:style-name="ce79" office:value-type="date" office:date-value="2016-11-01" calcext:value-type="date" table:number-columns-spanned="1" table:number-rows-spanned="5">
            <text:p>01.11.16</text:p>
          </table:table-cell>
          <table:table-cell table:style-name="ce79" office:value-type="date" office:date-value="2016-11-14" calcext:value-type="date" table:number-columns-spanned="1" table:number-rows-spanned="5">
            <text:p>14.11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PopUp Gewinnerteam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3. Spielstatistik anzeigen</text:p>
          </table:table-cell>
          <table:covered-table-cell table:number-columns-repeated="3" table:style-name="ce58"/>
          <table:table-cell table:style-name="ce100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4. "Spiel verlassen" – Button</text:p>
          </table:table-cell>
          <table:covered-table-cell table:number-columns-repeated="3" table:style-name="ce58"/>
          <table:table-cell table:style-name="ce100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0" office:value-type="string" calcext:value-type="string">
            <text:p>- bei Klick: Datenbank update + Zurückkehren zu Menu</text:p>
          </table:table-cell>
          <table:covered-table-cell table:number-columns-repeated="3" table:style-name="ce58"/>
          <table:table-cell table:style-name="ce100" office:value-type="string" calcext:value-type="string">
            <text:p>in Arbeit</text:p>
          </table:table-cell>
          <table:table-cell table:number-columns-repeated="1018"/>
        </table:table-row>
        <table:table-row table:style-name="ro12">
          <table:table-cell table:style-name="ce17" office:value-type="string" calcext:value-type="string">
            <text:p>zusätzlich</text:p>
          </table:table-cell>
          <table:table-cell table:style-name="ce42" office:value-type="string" calcext:value-type="string">
            <text:p>1. Anzeige für Verliebte: Deutlichmachen des jeweils anderen</text:p>
          </table:table-cell>
          <table:table-cell table:style-name="ce62" office:value-type="string" calcext:value-type="string" table:number-columns-spanned="1" table:number-rows-spanned="2">
            <text:p>Gina</text:p>
          </table:table-cell>
          <table:table-cell table:style-name="ce77" office:value-type="date" office:date-value="2016-10-03" calcext:value-type="date" table:number-columns-spanned="1" table:number-rows-spanned="2">
            <text:p>03.10.16</text:p>
          </table:table-cell>
          <table:table-cell table:style-name="ce77" office:value-type="date" office:date-value="2016-10-10" calcext:value-type="date" table:number-columns-spanned="1" table:number-rows-spanned="2">
            <text:p>10.10.16</text:p>
          </table:table-cell>
          <table:table-cell table:style-name="ce107" office:value-type="string" calcext:value-type="string" table:number-columns-spanned="1" table:number-rows-spanned="2">
            <text:p>in Arbeit</text:p>
          </table:table-cell>
          <table:table-cell table:number-columns-repeated="1018"/>
        </table:table-row>
        <table:table-row table:style-name="ro12">
          <table:table-cell table:style-name="ce17"/>
          <table:table-cell table:style-name="ce43" office:value-type="string" calcext:value-type="string">
            <text:p>- wenn eigene ID eine der beiden LoverID ist -&gt; anderen angezeigt bekommen</text:p>
          </table:table-cell>
          <table:covered-table-cell table:style-name="ce63"/>
          <table:covered-table-cell table:number-columns-repeated="2" table:style-name="ce78"/>
          <table:covered-table-cell table:style-name="ce108" office:value-type="string" calcext:value-type="string">
            <text:p>nicht begonnen</text:p>
          </table:covered-table-cell>
          <table:table-cell table:number-columns-repeated="1018"/>
        </table:table-row>
        <table:table-row table:style-name="ro5">
          <table:table-cell table:style-name="ce17"/>
          <table:table-cell table:style-name="ce42" office:value-type="string" calcext:value-type="string">
            <text:p>2. PopUp.java</text:p>
          </table:table-cell>
          <table:table-cell table:style-name="ce63" office:value-type="string" calcext:value-type="string">
            <text:p>Alle</text:p>
          </table:table-cell>
          <table:table-cell table:style-name="ce82" office:value-type="date" office:date-value="2016-11-08" calcext:value-type="date">
            <text:p>08.11.16</text:p>
          </table:table-cell>
          <table:table-cell table:style-name="ce82" office:value-type="date" office:date-value="2016-11-20" calcext:value-type="date">
            <text:p>20.11.16</text:p>
          </table:table-cell>
          <table:table-cell table:style-name="ce109" office:value-type="string" calcext:value-type="string">
            <text:p>Fehler aufgetreten</text:p>
          </table:table-cell>
          <table:table-cell table:number-columns-repeated="1018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Datenbank</text:p>
          </table:table-cell>
          <table:table-cell table:style-name="ce69" table:number-columns-repeated="3"/>
          <table:table-cell table:style-name="ce110"/>
          <table:table-cell table:number-columns-repeated="1018"/>
        </table:table-row>
        <table:table-row table:style-name="ro12">
          <table:table-cell table:style-name="ce15"/>
          <table:table-cell table:style-name="ce39" office:value-type="string" calcext:value-type="string">
            <text:p>1. Schema</text:p>
          </table:table-cell>
          <table:table-cell table:style-name="ce58" office:value-type="string" calcext:value-type="string">
            <text:p>Alle</text:p>
          </table:table-cell>
          <table:table-cell table:style-name="ce72" office:value-type="date" office:date-value="2016-06-01" calcext:value-type="date">
            <text:p>01.06.16</text:p>
          </table:table-cell>
          <table:table-cell table:style-name="ce72" office:value-type="date" office:date-value="2016-10-25" calcext:value-type="date">
            <text:p>25.10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Webserver einrichten</text:p>
          </table:table-cell>
          <table:table-cell table:style-name="ce58" office:value-type="string" calcext:value-type="string">
            <text:p>John</text:p>
          </table:table-cell>
          <table:table-cell table:style-name="ce72" office:value-type="date" office:date-value="2016-06-20" calcext:value-type="date">
            <text:p>20.06.16</text:p>
          </table:table-cell>
          <table:table-cell table:style-name="ce72" office:value-type="date" office:date-value="2016-06-25" calcext:value-type="date">
            <text:p>25.06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39" office:value-type="string" calcext:value-type="string">
            <text:p>3. Klassen für Datenbankkommunikationen</text:p>
          </table:table-cell>
          <table:table-cell table:style-name="ce64" office:value-type="string" calcext:value-type="string">
            <text:p>Alle</text:p>
          </table:table-cell>
          <table:table-cell table:style-name="ce22" table:number-columns-repeated="2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8" office:value-type="string" calcext:value-type="string">
            <text:p>3.1. databaseCon.java</text:p>
          </table:table-cell>
          <table:table-cell table:style-name="ce64" office:value-type="string" calcext:value-type="string">
            <text:p>Alle</text:p>
          </table:table-cell>
          <table:table-cell table:style-name="ce79" office:value-type="date" office:date-value="2016-06-25" calcext:value-type="date">
            <text:p>25.06.16</text:p>
          </table:table-cell>
          <table:table-cell table:style-name="ce79" office:value-type="date" office:date-value="2016-10-11" calcext:value-type="date">
            <text:p>11.10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registration():</text:p>
          </table:table-cell>
          <table:table-cell table:style-name="ce64" office:value-type="string" calcext:value-type="string" table:number-columns-spanned="1" table:number-rows-spanned="7">
            <text:p>Alex, Gina</text:p>
          </table:table-cell>
          <table:table-cell table:style-name="ce79" office:value-type="date" office:date-value="2016-09-01" calcext:value-type="date" table:number-columns-spanned="1" table:number-rows-spanned="7">
            <text:p>01.09.16</text:p>
          </table:table-cell>
          <table:table-cell table:style-name="ce79" office:value-type="date" office:date-value="2016-09-15" calcext:value-type="date" table:number-columns-spanned="1" table:number-rows-spanned="7">
            <text:p>15.09.16</text:p>
          </table:table-cell>
          <table:table-cell table:style-name="ce100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0" office:value-type="string" calcext:value-type="string">
            <text:p>- Abfrage, ob Benutzername bereits vergeben -&gt; success == 1 - frei; success == 0 - vergebe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wenn frei: neuen Spieler in DB einfüge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playerID abfragen und global speicher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login():</text:p>
          </table:table-cell>
          <table:covered-table-cell table:number-columns-repeated="3" table:style-name="ce58"/>
          <table:table-cell table:style-name="ce100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0" office:value-type="string" calcext:value-type="string">
            <text:p>- Abfrage, ob Banutzername - Passwort - Kombination existiert -&gt; success == 1 - Login erfolgreich; success == 0 - Login fehlgeschlage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playerID abfragen und global speicher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setImage():</text:p>
          </table:table-cell>
          <table:table-cell table:style-name="ce64" table:formula="of:=[.C14]" office:value-type="string" office:string-value="John" calcext:value-type="string" table:number-columns-spanned="1" table:number-rows-spanned="2">
            <text:p>John</text:p>
          </table:table-cell>
          <table:table-cell table:style-name="ce79" office:value-type="date" office:date-value="2016-10-11" calcext:value-type="date" table:number-columns-spanned="1" table:number-rows-spanned="2">
            <text:p>11.10.16</text:p>
          </table:table-cell>
          <table:table-cell table:style-name="ce79" office:value-type="date" office:date-value="2016-10-18" calcext:value-type="date" table:number-columns-spanned="1" table:number-rows-spanned="2">
            <text:p>18.10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Bild in Datenbank speicher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getImage():</text:p>
          </table:table-cell>
          <table:table-cell table:style-name="ce64" office:value-type="string" calcext:value-type="string" table:number-columns-spanned="1" table:number-rows-spanned="2">
            <text:p>John</text:p>
          </table:table-cell>
          <table:table-cell table:style-name="ce79" office:value-type="date" office:date-value="2016-10-11" calcext:value-type="date" table:number-columns-spanned="1" table:number-rows-spanned="2">
            <text:p>11.10.16</text:p>
          </table:table-cell>
          <table:table-cell table:style-name="ce79" office:value-type="date" office:date-value="2016-10-18" calcext:value-type="date" table:number-columns-spanned="1" table:number-rows-spanned="2">
            <text:p>18.10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Bild aus Datenbank auslese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getImageAsString():</text:p>
          </table:table-cell>
          <table:table-cell table:style-name="ce64" office:value-type="string" calcext:value-type="string" table:number-columns-spanned="1" table:number-rows-spanned="2">
            <text:p>John</text:p>
          </table:table-cell>
          <table:table-cell table:style-name="ce79" office:value-type="date" office:date-value="2016-10-11" calcext:value-type="date" table:number-columns-spanned="1" table:number-rows-spanned="2">
            <text:p>11.10.16</text:p>
          </table:table-cell>
          <table:table-cell table:style-name="ce79" office:value-type="date" office:date-value="2016-10-18" calcext:value-type="date" table:number-columns-spanned="1" table:number-rows-spanned="2">
            <text:p>18.10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um Bild in globalen Variablen zu speicher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deleteAccount():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79" office:value-type="date" office:date-value="2016-09-13" calcext:value-type="date" table:number-columns-spanned="1" table:number-rows-spanned="2">
            <text:p>13.09.16</text:p>
          </table:table-cell>
          <table:table-cell table:style-name="ce79" office:value-type="date" office:date-value="2016-09-15" calcext:value-type="date" table:number-columns-spanned="1" table:number-rows-spanned="2">
            <text:p>15.09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Spielereintrag aus _player Tabelle lösche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getReady():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79" office:value-type="date" office:date-value="2016-09-20" calcext:value-type="date" table:number-columns-spanned="1" table:number-rows-spanned="2">
            <text:p>20.09.16</text:p>
          </table:table-cell>
          <table:table-cell table:style-name="ce79" office:value-type="date" office:date-value="2016-09-25" calcext:value-type="date" table:number-columns-spanned="1" table:number-rows-spanned="2">
            <text:p>25.09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Anzahl der Spieler, die bereit sind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getNumPlayers():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79" office:value-type="date" office:date-value="2016-09-20" calcext:value-type="date" table:number-columns-spanned="1" table:number-rows-spanned="2">
            <text:p>20.09.16</text:p>
          </table:table-cell>
          <table:table-cell table:style-name="ce79" office:value-type="date" office:date-value="2016-09-25" calcext:value-type="date" table:number-columns-spanned="1" table:number-rows-spanned="2">
            <text:p>25.09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1" office:value-type="string" calcext:value-type="string">
            <text:p>- Anzahl aller am Spiel beteiligter Spieler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getPlayerIDs():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79" office:value-type="date" office:date-value="2016-09-26" calcext:value-type="date" table:number-columns-spanned="1" table:number-rows-spanned="2">
            <text:p>26.09.16</text:p>
          </table:table-cell>
          <table:table-cell table:style-name="ce79" office:value-type="date" office:date-value="2016-09-29" calcext:value-type="date" table:number-columns-spanned="1" table:number-rows-spanned="2">
            <text:p>29.09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3">
          <table:table-cell table:style-name="ce15"/>
          <table:table-cell table:style-name="ce51" office:value-type="string" calcext:value-type="string">
            <text:p>- Auslesen der SpielerIDs aus Datenbank -&gt; setzen der ID "toter" Spieler auf 0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getPlayerNames():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79" office:value-type="date" office:date-value="2016-09-26" calcext:value-type="date" table:number-columns-spanned="1" table:number-rows-spanned="2">
            <text:p>26.09.16</text:p>
          </table:table-cell>
          <table:table-cell table:style-name="ce79" office:value-type="date" office:date-value="2016-09-29" calcext:value-type="date" table:number-columns-spanned="1" table:number-rows-spanned="2">
            <text:p>29.09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3">
          <table:table-cell table:style-name="ce15"/>
          <table:table-cell table:style-name="ce51" office:value-type="string" calcext:value-type="string">
            <text:p>- Auslesen der Spielernamen aus Datenbank -&gt; zur Anzeige bei Spielerreihe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DiebGetRoles():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79" office:value-type="date" office:date-value="2016-06-25" calcext:value-type="date" table:number-columns-spanned="1" table:number-rows-spanned="2">
            <text:p>25.06.16</text:p>
          </table:table-cell>
          <table:table-cell table:style-name="ce64" office:value-type="string" calcext:value-type="string" table:number-columns-spanned="1" table:number-rows-spanned="2">
            <text:p>31.6.16</text:p>
          </table:table-cell>
          <table:table-cell table:style-name="ce100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DB - Abfrage nach übriggebliebenen Rolle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setVictims():</text:p>
          </table:table-cell>
          <table:table-cell table:style-name="ce64" office:value-type="string" calcext:value-type="string" table:number-columns-spanned="1" table:number-rows-spanned="2">
            <text:p>John</text:p>
          </table:table-cell>
          <table:table-cell table:style-name="ce79" office:value-type="date" office:date-value="2016-09-15" calcext:value-type="date" table:number-columns-spanned="1" table:number-rows-spanned="2">
            <text:p>15.09.16</text:p>
          </table:table-cell>
          <table:table-cell table:style-name="ce79" office:value-type="date" office:date-value="2016-10-06" calcext:value-type="date" table:number-columns-spanned="1" table:number-rows-spanned="2">
            <text:p>06.10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setzen der Opfer des Tages/ der Nacht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Werwölfe():</text:p>
          </table:table-cell>
          <table:table-cell table:style-name="ce64" office:value-type="string" calcext:value-type="string" table:number-columns-spanned="1" table:number-rows-spanned="4">
            <text:p>John</text:p>
          </table:table-cell>
          <table:table-cell table:style-name="ce79" office:value-type="date" office:date-value="2016-09-15" calcext:value-type="date" table:number-columns-spanned="1" table:number-rows-spanned="4">
            <text:p>15.09.16</text:p>
          </table:table-cell>
          <table:table-cell table:style-name="ce79" office:value-type="date" office:date-value="2016-10-06" calcext:value-type="date" table:number-columns-spanned="1" table:number-rows-spanned="4">
            <text:p>06.10.16</text:p>
          </table:table-cell>
          <table:table-cell table:style-name="ce100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DB update, wenn Opfer gewählt <text:span text:style-name="T2">(</text:span>nominiert<text:span text:style-name="T2">)</text:span>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0" office:value-type="string" calcext:value-type="string">
            <text:p>- DB - Abfrage, wenn neues Opfer von jemand anderem gewählt <text:span text:style-name="T2">(</text:span>für Anzeige auf eigenem Gerät<text:span text:style-name="T2">)</text:span>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DB upade, wenn alle abgestimmt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Seherin():</text:p>
          </table:table-cell>
          <table:table-cell table:style-name="ce64" office:value-type="string" calcext:value-type="string" table:number-columns-spanned="1" table:number-rows-spanned="3">
            <text:p>Alex</text:p>
          </table:table-cell>
          <table:table-cell table:style-name="ce79" office:value-type="date" office:date-value="2016-08-29" calcext:value-type="date" table:number-columns-spanned="1" table:number-rows-spanned="3">
            <text:p>29.08.16</text:p>
          </table:table-cell>
          <table:table-cell table:style-name="ce79" office:value-type="date" office:date-value="2016-09-04" calcext:value-type="date" table:number-columns-spanned="1" table:number-rows-spanned="3">
            <text:p>04.09.16</text:p>
          </table:table-cell>
          <table:table-cell table:style-name="ce111" office:value-type="string" calcext:value-type="string">
            <text:p>existiert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0" office:value-type="string" calcext:value-type="string">
            <text:p>- DB - Abfrage nach Rolle des Spielers, dessen Gesinnung die Seherin erfahren möchte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return "böse", wenn Rolle == "Werwolf", sonst return "gut"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Hexe():</text:p>
          </table:table-cell>
          <table:table-cell table:style-name="ce64" office:value-type="string" calcext:value-type="string" table:number-columns-spanned="1" table:number-rows-spanned="3">
            <text:p>Gina</text:p>
          </table:table-cell>
          <table:table-cell table:style-name="ce79" office:value-type="date" office:date-value="2016-09-05" calcext:value-type="date" table:number-columns-spanned="1" table:number-rows-spanned="3">
            <text:p>05.09.16</text:p>
          </table:table-cell>
          <table:table-cell table:style-name="ce79" office:value-type="date" office:date-value="2016-09-10" calcext:value-type="date" table:number-columns-spanned="1" table:number-rows-spanned="3">
            <text:p>10.09.16</text:p>
          </table:table-cell>
          <table:table-cell table:style-name="ce100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DB - Abfrage, ob Tränke noch verwendet werden könne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DB - Abfrage nach Opfer der Werwölfe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Tag():</text:p>
          </table:table-cell>
          <table:table-cell table:style-name="ce64" office:value-type="string" calcext:value-type="string" table:number-columns-spanned="1" table:number-rows-spanned="3">
            <text:p>John</text:p>
          </table:table-cell>
          <table:table-cell table:style-name="ce79" office:value-type="date" office:date-value="2016-09-13" calcext:value-type="date" table:number-columns-spanned="1" table:number-rows-spanned="3">
            <text:p>13.09.16</text:p>
          </table:table-cell>
          <table:table-cell table:style-name="ce79" office:value-type="date" office:date-value="2016-10-03" calcext:value-type="date" table:number-columns-spanned="1" table:number-rows-spanned="3">
            <text:p>03.10.16</text:p>
          </table:table-cell>
          <table:table-cell table:style-name="ce100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case "update": für wen bereits gevotet wurde und wie viel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case "submitChoice": eigene Nominierung abgebe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9" office:value-type="string" calcext:value-type="string">
            <text:p>- getLovers():</text:p>
          </table:table-cell>
          <table:table-cell table:style-name="ce64" office:value-type="string" calcext:value-type="string" table:number-columns-spanned="1" table:number-rows-spanned="2">
            <text:p>Gina</text:p>
          </table:table-cell>
          <table:table-cell table:style-name="ce79" office:value-type="date" office:date-value="2016-10-03" calcext:value-type="date" table:number-columns-spanned="1" table:number-rows-spanned="2">
            <text:p>03.10.16</text:p>
          </table:table-cell>
          <table:table-cell table:style-name="ce79" office:value-type="date" office:date-value="2016-10-10" calcext:value-type="date" table:number-columns-spanned="1" table:number-rows-spanned="2">
            <text:p>10.10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0" office:value-type="string" calcext:value-type="string">
            <text:p>- Abfrage Lovers -&gt; Anzeige, wenn eigene PlayerID einer der beiden LoverIDs entspricht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2. createGameDB.java</text:p>
          </table:table-cell>
          <table:table-cell table:style-name="ce64" office:value-type="string" calcext:value-type="string" table:number-columns-spanned="1" table:number-rows-spanned="4">
            <text:p>John</text:p>
          </table:table-cell>
          <table:table-cell table:style-name="ce79" office:value-type="date" office:date-value="2016-06-10" calcext:value-type="date" table:number-columns-spanned="1" table:number-rows-spanned="4">
            <text:p>10.06.16</text:p>
          </table:table-cell>
          <table:table-cell table:style-name="ce79" office:value-type="date" office:date-value="2016-09-24" calcext:value-type="date" table:number-columns-spanned="1" table:number-rows-spanned="4">
            <text:p>24.09.16</text:p>
          </table:table-cell>
          <table:table-cell table:style-name="ce100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neues Spiel erstellen (gameID festlegen)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PlayerID des Spielerstellers und erstellte gameID in player_game einfügen 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gameID abfragen und global speicher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3. joinGameDB.java</text:p>
          </table:table-cell>
          <table:table-cell table:style-name="ce64" office:value-type="string" calcext:value-type="string" table:number-columns-spanned="1" table:number-rows-spanned="3">
            <text:p>Gina</text:p>
          </table:table-cell>
          <table:table-cell table:style-name="ce79" office:value-type="date" office:date-value="2016-06-12" calcext:value-type="date" table:number-columns-spanned="1" table:number-rows-spanned="3">
            <text:p>12.06.16</text:p>
          </table:table-cell>
          <table:table-cell table:style-name="ce79" office:value-type="date" office:date-value="2016-06-17" calcext:value-type="date" table:number-columns-spanned="1" table:number-rows-spanned="3">
            <text:p>17.06.16</text:p>
          </table:table-cell>
          <table:table-cell table:style-name="ce100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Spieler in player_game einfüge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Rolle abfrage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8" office:value-type="string" calcext:value-type="string">
            <text:p>3.4. getCurrentPhase.java</text:p>
          </table:table-cell>
          <table:table-cell table:style-name="ce64" office:value-type="string" calcext:value-type="string" table:number-columns-spanned="1" table:number-rows-spanned="3">
            <text:p>Alex</text:p>
          </table:table-cell>
          <table:table-cell table:style-name="ce79" office:value-type="date" office:date-value="2016-09-15" calcext:value-type="date" table:number-columns-spanned="1" table:number-rows-spanned="3">
            <text:p>15.09.16</text:p>
          </table:table-cell>
          <table:table-cell table:style-name="ce79" office:value-type="date" office:date-value="2016-09-22" calcext:value-type="date" table:number-columns-spanned="1" table:number-rows-spanned="3">
            <text:p>22.09.16</text:p>
          </table:table-cell>
          <table:table-cell table:style-name="ce100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aktuelle Phase aus Databank abrufen 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entsprechende Activity aufrufe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5. setNextPhase.java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83" office:value-type="date" office:date-value="2016-11-08" calcext:value-type="date" table:number-columns-spanned="1" table:number-rows-spanned="2">
            <text:p>08.11.16</text:p>
          </table:table-cell>
          <table:table-cell table:style-name="ce83" office:value-type="date" office:date-value="2016-11-20" calcext:value-type="date" table:number-columns-spanned="1" table:number-rows-spanned="2">
            <text:p>20.11.16</text:p>
          </table:table-cell>
          <table:table-cell table:style-name="ce100" office:value-type="string" calcext:value-type="string">
            <text:p>Fehler aufgetret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0" office:value-type="string" calcext:value-type="string">
            <text:p>- nächste Phase setzen: _PHASES Spalte "currentPhase" auf true setzen, welche der Phase in "nextPhase" bei der aktuellen Pahse entspricht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48" office:value-type="string" calcext:value-type="string">
            <text:p>3.6. DiebDB.java</text:p>
          </table:table-cell>
          <table:table-cell table:style-name="ce64" office:value-type="string" calcext:value-type="string" table:number-columns-spanned="1" table:number-rows-spanned="3">
            <text:p>Alex</text:p>
          </table:table-cell>
          <table:table-cell table:style-name="ce79" office:value-type="date" office:date-value="2016-09-15" calcext:value-type="date" table:number-columns-spanned="1" table:number-rows-spanned="3">
            <text:p>15.09.16</text:p>
          </table:table-cell>
          <table:table-cell table:style-name="ce79" office:value-type="date" office:date-value="2016-09-22" calcext:value-type="date" table:number-columns-spanned="1" table:number-rows-spanned="3">
            <text:p>22.09.16</text:p>
          </table:table-cell>
          <table:table-cell table:style-name="ce100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Rolle updaten</text:p>
          </table:table-cell>
          <table:covered-table-cell table:style-name="ce23"/>
          <table:covered-table-cell table:number-columns-repeated="2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5">
          <table:table-cell table:style-name="ce15"/>
          <table:table-cell table:style-name="ce50" office:value-type="string" calcext:value-type="string">
            <text:p>- _PHASES anpassen: wenn Sonderrolle nicht gewählt wird und somit nicht mehr im Spiel ist, muss entsprechende Phase aus _PHASES gelöscht und "nextPhase" der Vorgängerphase auf die übernächste Phase umgelengt werden</text:p>
          </table:table-cell>
          <table:covered-table-cell table:style-name="ce23"/>
          <table:covered-table-cell table:number-columns-repeated="2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12">
          <table:table-cell table:style-name="ce15"/>
          <table:table-cell table:style-name="ce50" office:value-type="string" calcext:value-type="string">
            <text:p>- wenn Amor nicht gewählt wurde -&gt; LoverPhase entfernen</text:p>
          </table:table-cell>
          <table:table-cell table:style-name="ce58" office:value-type="string" calcext:value-type="string">
            <text:p>Alex</text:p>
          </table:table-cell>
          <table:table-cell table:style-name="ce72" office:value-type="date" office:date-value="2016-10-28" calcext:value-type="date">
            <text:p>28.10.16</text:p>
          </table:table-cell>
          <table:table-cell table:style-name="ce72" office:value-type="date" office:date-value="2016-11-02" calcext:value-type="date">
            <text:p>02.11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7. AmorDB.java</text:p>
          </table:table-cell>
          <table:table-cell table:style-name="ce64" office:value-type="string" calcext:value-type="string" table:number-columns-spanned="1" table:number-rows-spanned="2">
            <text:p>Gina</text:p>
          </table:table-cell>
          <table:table-cell table:style-name="ce79" office:value-type="string" calcext:value-type="string" table:number-columns-spanned="1" table:number-rows-spanned="2">
            <text:p>15.9.16.</text:p>
          </table:table-cell>
          <table:table-cell table:style-name="ce79" office:value-type="date" office:date-value="2016-09-22" calcext:value-type="date" table:number-columns-spanned="1" table:number-rows-spanned="2">
            <text:p>22.09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Lover update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2" office:value-type="string" calcext:value-type="string">
            <text:p>3.9. HexeDB.java</text:p>
          </table:table-cell>
          <table:table-cell table:style-name="ce64" office:value-type="string" calcext:value-type="string" table:number-columns-spanned="1" table:number-rows-spanned="3">
            <text:p>Gina</text:p>
          </table:table-cell>
          <table:table-cell table:style-name="ce79" office:value-type="string" calcext:value-type="string" table:number-columns-spanned="1" table:number-rows-spanned="3">
            <text:p>15.9.16.</text:p>
          </table:table-cell>
          <table:table-cell table:style-name="ce79" office:value-type="date" office:date-value="2016-09-22" calcext:value-type="date" table:number-columns-spanned="1" table:number-rows-spanned="3">
            <text:p>22.09.16</text:p>
          </table:table-cell>
          <table:table-cell table:style-name="ce100" office:value-type="string" calcext:value-type="string">
            <text:p>existier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0" office:value-type="string" calcext:value-type="string">
            <text:p>- Opfer heilen (wenn ausgewählt) -&gt; victimWer null setze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0" office:value-type="string" calcext:value-type="string">
            <text:p>- Opfer vergiften (wenn ausgewählt) -&gt; victimHex entsprechende playerID zuordne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10. killDB.java</text:p>
          </table:table-cell>
          <table:table-cell table:style-name="ce64" office:value-type="string" calcext:value-type="string" table:number-columns-spanned="1" table:number-rows-spanned="3">
            <text:p>Gina</text:p>
          </table:table-cell>
          <table:table-cell table:style-name="ce79" office:value-type="date" office:date-value="2016-09-13" calcext:value-type="date" table:number-columns-spanned="1" table:number-rows-spanned="3">
            <text:p>13.09.16</text:p>
          </table:table-cell>
          <table:table-cell table:style-name="ce79" office:value-type="date" office:date-value="2016-09-25" calcext:value-type="date" table:number-columns-spanned="1" table:number-rows-spanned="3">
            <text:p>25.09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3" office:value-type="string" calcext:value-type="string">
            <text:p>- Lebensstatus der Opfer ändern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3" office:value-type="string" calcext:value-type="string">
            <text:p>- Aufruf gameOverDB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11. GameOverDB.java</text:p>
          </table:table-cell>
          <table:table-cell table:style-name="ce64" office:value-type="string" calcext:value-type="string" table:number-columns-spanned="1" table:number-rows-spanned="2">
            <text:p>Gina</text:p>
          </table:table-cell>
          <table:table-cell table:style-name="ce79" office:value-type="date" office:date-value="2016-09-21" calcext:value-type="date" table:number-columns-spanned="1" table:number-rows-spanned="2">
            <text:p>21.09.16</text:p>
          </table:table-cell>
          <table:table-cell table:style-name="ce79" office:value-type="date" office:date-value="2016-11-09" calcext:value-type="date" table:number-columns-spanned="1" table:number-rows-spanned="2">
            <text:p>09.11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3" office:value-type="string" calcext:value-type="string">
            <text:p>- ermittelt, ob Spiel vorbei ist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12. JaegerDB.java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79" office:value-type="date" office:date-value="2016-09-25" calcext:value-type="date" table:number-columns-spanned="1" table:number-rows-spanned="2">
            <text:p>25.09.16</text:p>
          </table:table-cell>
          <table:table-cell table:style-name="ce79" office:value-type="date" office:date-value="2016-09-30" calcext:value-type="date" table:number-columns-spanned="1" table:number-rows-spanned="2">
            <text:p>30.09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3" office:value-type="string" calcext:value-type="string">
            <text:p>- tötet Opfer des Jägers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13. NextPhaseDB.java</text:p>
          </table:table-cell>
          <table:table-cell table:style-name="ce64" office:value-type="string" calcext:value-type="string" table:number-columns-spanned="1" table:number-rows-spanned="2">
            <text:p>Gina</text:p>
          </table:table-cell>
          <table:table-cell table:style-name="ce79" office:value-type="date" office:date-value="2016-10-24" calcext:value-type="date" table:number-columns-spanned="1" table:number-rows-spanned="2">
            <text:p>24.10.16</text:p>
          </table:table-cell>
          <table:table-cell table:style-name="ce79" office:value-type="date" office:date-value="2016-10-29" calcext:value-type="date" table:number-columns-spanned="1" table:number-rows-spanned="2">
            <text:p>29.10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3" office:value-type="string" calcext:value-type="string">
            <text:p>- bekommt nächste Phase aus der DB <text:span text:style-name="T2">(</text:span>ruft sie nicht auf -&gt; für Audios<text:span text:style-name="T2">)</text:span>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14. setReadyDB.java</text:p>
          </table:table-cell>
          <table:table-cell table:style-name="ce64" office:value-type="string" calcext:value-type="string" table:number-columns-spanned="1" table:number-rows-spanned="2">
            <text:p>Alex</text:p>
          </table:table-cell>
          <table:table-cell table:style-name="ce79" office:value-type="date" office:date-value="2016-09-22" calcext:value-type="date" table:number-columns-spanned="1" table:number-rows-spanned="2">
            <text:p>22.09.16</text:p>
          </table:table-cell>
          <table:table-cell table:style-name="ce79" office:value-type="date" office:date-value="2016-09-24" calcext:value-type="date" table:number-columns-spanned="1" table:number-rows-spanned="2">
            <text:p>24.09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53" office:value-type="string" calcext:value-type="string">
            <text:p>- setzt "ready" in der DB (für LetsPlayActivity)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48" office:value-type="string" calcext:value-type="string">
            <text:p>3.15. showVictimDB.java</text:p>
          </table:table-cell>
          <table:table-cell table:style-name="ce64" office:value-type="string" calcext:value-type="string" table:number-columns-spanned="1" table:number-rows-spanned="2">
            <text:p>Gina, Alex</text:p>
          </table:table-cell>
          <table:table-cell table:style-name="ce79" office:value-type="date" office:date-value="2016-09-25" calcext:value-type="date" table:number-columns-spanned="1" table:number-rows-spanned="2">
            <text:p>25.09.16</text:p>
          </table:table-cell>
          <table:table-cell table:style-name="ce79" office:value-type="date" office:date-value="2016-11-01" calcext:value-type="date" table:number-columns-spanned="1" table:number-rows-spanned="2">
            <text:p>01.11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3">
          <table:table-cell table:style-name="ce15"/>
          <table:table-cell table:style-name="ce53" office:value-type="string" calcext:value-type="string">
            <text:p>- abrufen der aktuellen Opfer aus Datenbank und ihre Gesinnung <text:span text:style-name="T2">(</text:span>inkl. möglchen Lovern<text:span text:style-name="T2">)</text:span> </text:p>
          </table:table-cell>
          <table:covered-table-cell table:number-columns-repeated="3" table:style-name="ce58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4. für 3. entsprechene PHP – files</text:p>
          </table:table-cell>
          <table:table-cell table:style-name="ce58" office:value-type="string" calcext:value-type="string">
            <text:p>Alle</text:p>
          </table:table-cell>
          <table:table-cell table:style-name="ce72" office:value-type="date" office:date-value="2016-09-01" calcext:value-type="date">
            <text:p>01.09.16</text:p>
          </table:table-cell>
          <table:table-cell table:style-name="ce72" office:value-type="date" office:date-value="2016-09-25" calcext:value-type="date">
            <text:p>25.09.16</text:p>
          </table:table-cell>
          <table:table-cell table:style-name="ce100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5. JSON Parser</text:p>
          </table:table-cell>
          <table:table-cell table:style-name="ce58" office:value-type="string" calcext:value-type="string">
            <text:p>John</text:p>
          </table:table-cell>
          <table:table-cell table:style-name="ce72" office:value-type="date" office:date-value="2016-06-20" calcext:value-type="date">
            <text:p>20.06.16</text:p>
          </table:table-cell>
          <table:table-cell table:style-name="ce72" office:value-type="date" office:date-value="2016-06-24" calcext:value-type="date">
            <text:p>24.06.16</text:p>
          </table:table-cell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esign</text:p>
          </table:table-cell>
          <table:table-cell table:style-name="ce69"/>
          <table:table-cell table:style-name="ce71" office:value-type="date" office:date-value="2016-10-19" calcext:value-type="date">
            <text:p>19.10.16</text:p>
          </table:table-cell>
          <table:table-cell table:style-name="ce71" office:value-type="date" office:date-value="2016-11-27" calcext:value-type="date">
            <text:p>27.11.16</text:p>
          </table:table-cell>
          <table:table-cell table:style-name="ce110"/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 Rollenkarten</text:p>
          </table:table-cell>
          <table:table-cell table:style-name="ce58" office:value-type="string" calcext:value-type="string">
            <text:p>Alex</text:p>
          </table:table-cell>
          <table:table-cell table:style-name="ce58" table:number-columns-repeated="2"/>
          <table:table-cell table:style-name="ce100" office:value-type="string" calcext:value-type="string">
            <text:p>Abgeschlossen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Rollenbeschreibungen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100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3. Buttonicons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100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4. Layouts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100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5. Audio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100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Testen</text:p>
          </table:table-cell>
          <table:table-cell table:style-name="ce57"/>
          <table:table-cell table:style-name="ce71" office:value-type="date" office:date-value="2016-10-27" calcext:value-type="date">
            <text:p>27.10.16</text:p>
          </table:table-cell>
          <table:table-cell table:style-name="ce71" office:value-type="date" office:date-value="2016-11-03" calcext:value-type="date">
            <text:p>03.11.16</text:p>
          </table:table-cell>
          <table:table-cell table:style-name="ce110"/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1. spielen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100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Feedback verarbeiten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100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Abschlusspräsentation</text:p>
          </table:table-cell>
          <table:table-cell table:style-name="ce57" table:number-columns-repeated="3"/>
          <table:table-cell table:style-name="ce110"/>
          <table:table-cell table:number-columns-repeated="1018"/>
        </table:table-row>
        <table:table-row table:style-name="ro2">
          <table:table-cell table:style-name="ce23"/>
          <table:table-cell table:style-name="ce39" office:value-type="string" calcext:value-type="string">
            <text:p>1. Vorbereitung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100" office:value-type="string" calcext:value-type="string">
            <text:p>in Arbeit</text:p>
          </table:table-cell>
          <table:table-cell table:number-columns-repeated="1018"/>
        </table:table-row>
        <table:table-row table:style-name="ro2">
          <table:table-cell table:style-name="ce15"/>
          <table:table-cell table:style-name="ce39" office:value-type="string" calcext:value-type="string">
            <text:p>2. Vortrag</text:p>
          </table:table-cell>
          <table:table-cell table:style-name="ce58" office:value-type="string" calcext:value-type="string">
            <text:p>Alle</text:p>
          </table:table-cell>
          <table:table-cell table:style-name="ce58" table:number-columns-repeated="2"/>
          <table:table-cell table:style-name="ce100" office:value-type="string" calcext:value-type="string">
            <text:p>nicht begonnen</text:p>
          </table:table-cell>
          <table:table-cell table:number-columns-repeated="1018"/>
        </table:table-row>
        <table:table-row table:style-name="ro2">
          <table:table-cell/>
          <table:table-cell table:style-name="ce54"/>
          <table:table-cell table:number-columns-repeated="1022"/>
        </table:table-row>
        <table:table-row table:style-name="ro2" table:number-rows-repeated="104830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4:Sheet1.F4">
            <calcext:condition calcext:apply-style-name="Unbenannt1" calcext:value="contains-text(#NAME?[.$F4])" calcext:base-cell-address="Sheet1.F4"/>
          </calcext:conditional-format>
          <calcext:conditional-format calcext:target-range-address="Sheet1.F4:Sheet1.F5">
            <calcext:condition calcext:apply-style-name="Unbenannt1" calcext:value="=&quot;Abgeschlossen&quot;" calcext:base-cell-address="Sheet1.F4"/>
            <calcext:condition calcext:apply-style-name="Unbenannt2" calcext:value="=&quot;in Arbeit&quot;" calcext:base-cell-address="Sheet1.F4"/>
            <calcext:condition calcext:apply-style-name="Unbenannt3" calcext:value="=&quot;nicht begonnen&quot;" calcext:base-cell-address="Sheet1.F4"/>
            <calcext:condition calcext:apply-style-name="Unbenannt1" calcext:value="=&quot;existiert&quot;" calcext:base-cell-address="Sheet1.F4"/>
            <calcext:condition calcext:apply-style-name="Unbenannt4" calcext:value="=&quot;Fehler aufgetreten&quot;" calcext:base-cell-address="Sheet1.F4"/>
          </calcext:conditional-format>
          <calcext:conditional-format calcext:target-range-address="Sheet1.F87:Sheet1.F87">
            <calcext:condition calcext:apply-style-name="Unbenannt1" calcext:value="=&quot;Abgeschlossen&quot;" calcext:base-cell-address="Sheet1.F87"/>
            <calcext:condition calcext:apply-style-name="Unbenannt2" calcext:value="=&quot;in Arbeit&quot;" calcext:base-cell-address="Sheet1.F87"/>
            <calcext:condition calcext:apply-style-name="Unbenannt3" calcext:value="=&quot;nicht begonnen&quot;" calcext:base-cell-address="Sheet1.F87"/>
            <calcext:condition calcext:apply-style-name="Unbenannt1" calcext:value="=&quot;existiert&quot;" calcext:base-cell-address="Sheet1.F87"/>
          </calcext:conditional-format>
          <calcext:conditional-format calcext:target-range-address="Sheet1.F99:Sheet1.F99">
            <calcext:condition calcext:apply-style-name="Unbenannt1" calcext:value="=&quot;Abgeschlossen&quot;" calcext:base-cell-address="Sheet1.F99"/>
            <calcext:condition calcext:apply-style-name="Unbenannt2" calcext:value="=&quot;in Arbeit&quot;" calcext:base-cell-address="Sheet1.F99"/>
            <calcext:condition calcext:apply-style-name="Unbenannt3" calcext:value="=&quot;nicht begonnen&quot;" calcext:base-cell-address="Sheet1.F99"/>
            <calcext:condition calcext:apply-style-name="Unbenannt1" calcext:value="=&quot;existiert&quot;" calcext:base-cell-address="Sheet1.F99"/>
          </calcext:conditional-format>
          <calcext:conditional-format calcext:target-range-address="Sheet1.F108:Sheet1.F108">
            <calcext:condition calcext:apply-style-name="Unbenannt1" calcext:value="=&quot;Abgeschlossen&quot;" calcext:base-cell-address="Sheet1.F108"/>
            <calcext:condition calcext:apply-style-name="Unbenannt2" calcext:value="=&quot;in Arbeit&quot;" calcext:base-cell-address="Sheet1.F108"/>
            <calcext:condition calcext:apply-style-name="Unbenannt3" calcext:value="=&quot;nicht begonnen&quot;" calcext:base-cell-address="Sheet1.F108"/>
            <calcext:condition calcext:apply-style-name="Unbenannt1" calcext:value="=&quot;existiert&quot;" calcext:base-cell-address="Sheet1.F108"/>
          </calcext:conditional-format>
          <calcext:conditional-format calcext:target-range-address="Sheet1.F118:Sheet1.F118">
            <calcext:condition calcext:apply-style-name="Unbenannt1" calcext:value="=&quot;Abgeschlossen&quot;" calcext:base-cell-address="Sheet1.F118"/>
            <calcext:condition calcext:apply-style-name="Unbenannt2" calcext:value="=&quot;in Arbeit&quot;" calcext:base-cell-address="Sheet1.F118"/>
            <calcext:condition calcext:apply-style-name="Unbenannt3" calcext:value="=&quot;nicht begonnen&quot;" calcext:base-cell-address="Sheet1.F118"/>
            <calcext:condition calcext:apply-style-name="Unbenannt1" calcext:value="=&quot;existiert&quot;" calcext:base-cell-address="Sheet1.F118"/>
          </calcext:conditional-format>
          <calcext:conditional-format calcext:target-range-address="Sheet1.F128:Sheet1.F128">
            <calcext:condition calcext:apply-style-name="Unbenannt1" calcext:value="=&quot;Abgeschlossen&quot;" calcext:base-cell-address="Sheet1.F128"/>
            <calcext:condition calcext:apply-style-name="Unbenannt2" calcext:value="=&quot;in Arbeit&quot;" calcext:base-cell-address="Sheet1.F128"/>
            <calcext:condition calcext:apply-style-name="Unbenannt3" calcext:value="=&quot;nicht begonnen&quot;" calcext:base-cell-address="Sheet1.F128"/>
            <calcext:condition calcext:apply-style-name="Unbenannt1" calcext:value="=&quot;existiert&quot;" calcext:base-cell-address="Sheet1.F128"/>
          </calcext:conditional-format>
          <calcext:conditional-format calcext:target-range-address="Sheet1.F174:Sheet1.F175">
            <calcext:condition calcext:apply-style-name="Unbenannt1" calcext:value="=&quot;Abgeschlossen&quot;" calcext:base-cell-address="Sheet1.F174"/>
            <calcext:condition calcext:apply-style-name="Unbenannt2" calcext:value="=&quot;in Arbeit&quot;" calcext:base-cell-address="Sheet1.F174"/>
            <calcext:condition calcext:apply-style-name="Unbenannt3" calcext:value="=&quot;nicht begonnen&quot;" calcext:base-cell-address="Sheet1.F174"/>
            <calcext:condition calcext:apply-style-name="Unbenannt1" calcext:value="=&quot;existiert&quot;" calcext:base-cell-address="Sheet1.F174"/>
          </calcext:conditional-format>
          <calcext:conditional-format calcext:target-range-address="Sheet1.F213:Sheet1.F213">
            <calcext:condition calcext:apply-style-name="Unbenannt1" calcext:value="=&quot;Abgeschlossen&quot;" calcext:base-cell-address="Sheet1.F213"/>
            <calcext:condition calcext:apply-style-name="Unbenannt2" calcext:value="=&quot;in Arbeit&quot;" calcext:base-cell-address="Sheet1.F213"/>
            <calcext:condition calcext:apply-style-name="Unbenannt3" calcext:value="=&quot;nicht begonnen&quot;" calcext:base-cell-address="Sheet1.F213"/>
            <calcext:condition calcext:apply-style-name="Unbenannt1" calcext:value="=&quot;existiert&quot;" calcext:base-cell-address="Sheet1.F213"/>
          </calcext:conditional-format>
          <calcext:conditional-format calcext:target-range-address="Sheet1.F148:Sheet1.F154">
            <calcext:condition calcext:apply-style-name="Unbenannt1" calcext:value="=&quot;Abgeschlossen&quot;" calcext:base-cell-address="Sheet1.F148"/>
            <calcext:condition calcext:apply-style-name="Unbenannt2" calcext:value="=&quot;in Arbeit&quot;" calcext:base-cell-address="Sheet1.F148"/>
            <calcext:condition calcext:apply-style-name="Unbenannt3" calcext:value="=&quot;nicht begonnen&quot;" calcext:base-cell-address="Sheet1.F148"/>
            <calcext:condition calcext:apply-style-name="Unbenannt1" calcext:value="=&quot;existiert&quot;" calcext:base-cell-address="Sheet1.F148"/>
          </calcext:conditional-format>
          <calcext:conditional-format calcext:target-range-address="Sheet1.F145:Sheet1.F147">
            <calcext:condition calcext:apply-style-name="Unbenannt1" calcext:value="=&quot;Abgeschlossen&quot;" calcext:base-cell-address="Sheet1.F145"/>
            <calcext:condition calcext:apply-style-name="Unbenannt2" calcext:value="=&quot;in Arbeit&quot;" calcext:base-cell-address="Sheet1.F145"/>
            <calcext:condition calcext:apply-style-name="Unbenannt3" calcext:value="=&quot;nicht begonnen&quot;" calcext:base-cell-address="Sheet1.F145"/>
            <calcext:condition calcext:apply-style-name="Unbenannt1" calcext:value="=&quot;existiert&quot;" calcext:base-cell-address="Sheet1.F145"/>
          </calcext:conditional-format>
          <calcext:conditional-format calcext:target-range-address="Sheet1.F214:Sheet1.F271 Sheet1.F6:Sheet1.F86 Sheet1.F88:Sheet1.F98 Sheet1.F100:Sheet1.F107 Sheet1.F109:Sheet1.F117 Sheet1.F119:Sheet1.F127 Sheet1.F154:Sheet1.F173 Sheet1.F177:Sheet1.F212 Sheet1.F129:Sheet1.F144">
            <calcext:condition calcext:apply-style-name="Unbenannt1" calcext:value="=&quot;Abgeschlossen&quot;" calcext:base-cell-address="Sheet1.F6"/>
            <calcext:condition calcext:apply-style-name="Unbenannt2" calcext:value="=&quot;in Arbeit&quot;" calcext:base-cell-address="Sheet1.F6"/>
            <calcext:condition calcext:apply-style-name="Unbenannt3" calcext:value="=&quot;nicht begonnen&quot;" calcext:base-cell-address="Sheet1.F6"/>
            <calcext:condition calcext:apply-style-name="Unbenannt1" calcext:value="=&quot;existiert&quot;" calcext:base-cell-address="Sheet1.F6"/>
            <calcext:condition calcext:apply-style-name="Unbenannt4" calcext:value="=&quot;Fehler aufgetreten&quot;" calcext:base-cell-address="Sheet1.F6"/>
          </calcext:conditional-format>
          <calcext:conditional-format calcext:target-range-address="Sheet1.F176:Sheet1.F176">
            <calcext:condition calcext:apply-style-name="Unbenannt1" calcext:value="=&quot;Abgeschlossen&quot;" calcext:base-cell-address="Sheet1.F176"/>
            <calcext:condition calcext:apply-style-name="Unbenannt2" calcext:value="=&quot;in Arbeit&quot;" calcext:base-cell-address="Sheet1.F176"/>
            <calcext:condition calcext:apply-style-name="Unbenannt3" calcext:value="=&quot;nicht begonnen&quot;" calcext:base-cell-address="Sheet1.F176"/>
            <calcext:condition calcext:apply-style-name="Unbenannt1" calcext:value="=&quot;existiert&quot;" calcext:base-cell-address="Sheet1.F176"/>
            <calcext:condition calcext:apply-style-name="Unbenannt4" calcext:value="=&quot;Fehler aufgetreten&quot;" calcext:base-cell-address="Sheet1.F176"/>
          </calcext:conditional-format>
        </calcext:conditional-formats>
      </table:table>
      <table:table table:name="Sheet2" table:style-name="ta1" table:print="false">
        <table:table-column table:style-name="co9" table:number-columns-repeated="1024" table:default-cell-style-name="Default"/>
        <table:table-row table:style-name="ro14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1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month/>
      <number:text>.</number:text>
      <number:day/>
      <number:text>.</number:text>
      <number:year number:style="long"/>
    </number:dat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Unbenannt1" style:family="table-cell" style:parent-style-name="Default">
      <style:table-cell-properties fo:background-color="#66ff00"/>
    </style:style>
    <style:style style:name="Unbenannt2" style:family="table-cell" style:parent-style-name="Default">
      <style:table-cell-properties fo:background-color="#ffff00"/>
    </style:style>
    <style:style style:name="Unbenannt3" style:family="table-cell" style:parent-style-name="Default">
      <style:table-cell-properties fo:background-color="#cccccc"/>
    </style:style>
    <style:style style:name="Unbenannt4" style:family="table-cell" style:parent-style-name="Default">
      <style:table-cell-properties fo:background-color="#ff0000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style:print-page-order="ltr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.00.0000</text:date>, <text:time style:data-style-name="N2" text:time-value="19:20:36.8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37M21S</meta:editing-duration>
    <meta:editing-cycles>44</meta:editing-cycles>
    <meta:generator>LibreOffice/4.2.5.2$Windows_x86 LibreOffice_project/61cb170a04bb1f12e77c884eab9192be736ec5f5</meta:generator>
    <dc:date>2016-11-09T19:40:22.655000000</dc:date>
    <meta:document-statistic meta:table-count="3" meta:cell-count="869" meta:object-count="0"/>
    <meta:user-defined meta:name="Info 1"/>
    <meta:user-defined meta:name="Info 2"/>
    <meta:user-defined meta:name="Info 3"/>
    <meta:user-defined meta:name="Info 4"/>
  </office:meta>
</office:document-meta>
</file>